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40E90000119378B87EF8.svm" manifest:media-type=""/>
  <manifest:file-entry manifest:full-path="Pictures/1000000000000273000001E534340E33.png" manifest:media-type=""/>
  <manifest:file-entry manifest:full-path="Pictures/10000000000001A5000000B00A5A7C0A.png" manifest:media-type=""/>
  <manifest:file-entry manifest:full-path="Pictures/1000000000000273000001E52C01A460.png" manifest:media-type=""/>
  <manifest:file-entry manifest:full-path="Pictures/2000000900003ED800000D077A3A60D8.svm" manifest:media-type=""/>
  <manifest:file-entry manifest:full-path="Pictures/1000020100000200000002007D908941.png" manifest:media-type=""/>
  <manifest:file-entry manifest:full-path="Pictures/100000000000023B000001607D9CFED0.png" manifest:media-type=""/>
  <manifest:file-entry manifest:full-path="Pictures/10000000000000940000007F3EF0BDA9.png" manifest:media-type=""/>
  <manifest:file-entry manifest:full-path="Pictures/10000000000001F7000001881F2D2E0E.png" manifest:media-type=""/>
  <manifest:file-entry manifest:full-path="Pictures/1000000000000273000001E5BFBB4E94.png" manifest:media-type=""/>
  <manifest:file-entry manifest:full-path="Pictures/1000000000000198000000D17561C507.png" manifest:media-type=""/>
  <manifest:file-entry manifest:full-path="Pictures/10000000000001B0000000C0D1AA654A.png" manifest:media-type=""/>
  <manifest:file-entry manifest:full-path="Pictures/10000000000001EE0000010CEF4C35A2.png" manifest:media-type=""/>
  <manifest:file-entry manifest:full-path="Pictures/10000000000001B00000009E87100039.png" manifest:media-type=""/>
  <manifest:file-entry manifest:full-path="Pictures/100000000000023B0000016074BDF057.png" manifest:media-type=""/>
  <manifest:file-entry manifest:full-path="Pictures/1000020100000200000002005D725EF2.png" manifest:media-type=""/>
  <manifest:file-entry manifest:full-path="Pictures/10000000000001BB000000855C1A94BD.png" manifest:media-type=""/>
  <manifest:file-entry manifest:full-path="Pictures/200000090000330F00002C725F584AB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17"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18"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19" style:family="paragraph" style:parent-style-name="Style_20_Courier_20_New_20_Gauche_a0__3a__20__20_063_20_cm">
      <style:paragraph-properties fo:keep-with-next="always"/>
    </style:style>
    <style:style style:name="P20" style:family="paragraph" style:parent-style-name="Style_20_Courier_20_New_20_Gauche_a0__3a__20__20_063_20_cm">
      <style:paragraph-properties fo:text-align="start" style:justify-single-word="false" fo:keep-with-next="always"/>
    </style:style>
    <style:style style:name="P21" style:family="paragraph" style:parent-style-name="Style_20_Courier_20_New_20_Gauche_a0__3a__20__20_063_20_cm">
      <style:text-properties fo:font-size="9pt" style:font-size-asian="9pt" style:font-size-complex="9pt"/>
    </style:style>
    <style:style style:name="P22"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3" style:family="paragraph" style:parent-style-name="Style_20_Courier_20_New_20_Gauche_a0__3a__20__20_063_20_cm">
      <style:paragraph-properties fo:margin-top="0cm" fo:margin-bottom="0cm" style:contextual-spacing="false" fo:keep-with-next="always"/>
    </style:style>
    <style:style style:name="P24"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5" style:family="paragraph" style:parent-style-name="Standard">
      <style:paragraph-properties fo:margin-top="0cm" fo:margin-bottom="0cm" style:contextual-spacing="false"/>
    </style:style>
    <style:style style:name="P26" style:family="paragraph" style:parent-style-name="Standard">
      <style:paragraph-properties fo:margin-top="0cm" fo:margin-bottom="0cm" style:contextual-spacing="false"/>
      <style:text-properties fo:language="en" fo:country="GB"/>
    </style:style>
    <style:style style:name="P27"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8"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9" style:family="paragraph" style:parent-style-name="Tableau_20__28_gras_29_">
      <style:paragraph-properties style:snap-to-layout-grid="false"/>
    </style:style>
    <style:style style:name="P30" style:family="paragraph" style:parent-style-name="Tableau_20__28_gras_29_">
      <style:paragraph-properties style:snap-to-layout-grid="false"/>
      <style:text-properties officeooo:paragraph-rsid="001ec5d7"/>
    </style:style>
    <style:style style:name="P31" style:family="paragraph" style:parent-style-name="Tableau_20__28_gras_29_">
      <style:paragraph-properties fo:text-align="center" style:justify-single-word="false" style:snap-to-layout-grid="false"/>
    </style:style>
    <style:style style:name="P32" style:family="paragraph" style:parent-style-name="Tableau_20__28_gras_29_">
      <style:paragraph-properties fo:text-align="start" style:justify-single-word="false" style:snap-to-layout-grid="false"/>
    </style:style>
    <style:style style:name="P33" style:family="paragraph" style:parent-style-name="Tableau_20__28_gras_29_">
      <style:paragraph-properties style:snap-to-layout-grid="false"/>
      <style:text-properties fo:font-size="9pt" style:font-size-asian="9pt" style:font-size-complex="9pt"/>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style:font-size-complex="10pt"/>
    </style:style>
    <style:style style:name="P38" style:family="paragraph" style:parent-style-name="Standard">
      <style:text-properties fo:language="en" fo:country="GB"/>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style:font-name="Courier New1" fo:font-size="8pt" fo:font-weight="normal" style:font-size-asian="8pt" style:font-weight-asian="normal" style:font-size-complex="8pt" style:font-weight-complex="normal"/>
    </style:style>
    <style:style style:name="P41" style:family="paragraph" style:parent-style-name="Standard">
      <style:paragraph-properties fo:orphans="0" fo:widows="0"/>
      <style:text-properties officeooo:rsid="0018c2de"/>
    </style:style>
    <style:style style:name="P42" style:family="paragraph" style:parent-style-name="Standard">
      <style:paragraph-properties fo:orphans="0" fo:widows="0"/>
      <style:text-properties officeooo:rsid="0018c2de" officeooo:paragraph-rsid="00194ecf"/>
    </style:style>
    <style:style style:name="P43" style:family="paragraph" style:parent-style-name="Standard">
      <style:paragraph-properties fo:orphans="0" fo:widows="0"/>
    </style:style>
    <style:style style:name="P44" style:family="paragraph" style:parent-style-name="Standard">
      <style:text-properties officeooo:paragraph-rsid="001ec5d7"/>
    </style:style>
    <style:style style:name="P45" style:family="paragraph" style:parent-style-name="Standard">
      <style:text-properties officeooo:rsid="001ec5d7" officeooo:paragraph-rsid="001ec5d7"/>
    </style:style>
    <style:style style:name="P46" style:family="paragraph" style:parent-style-name="Standard">
      <style:text-properties officeooo:paragraph-rsid="001ecf2c"/>
    </style:style>
    <style:style style:name="P47" style:family="paragraph" style:parent-style-name="Standard">
      <style:text-properties officeooo:rsid="001ecf2c" officeooo:paragraph-rsid="001ecf2c"/>
    </style:style>
    <style:style style:name="P4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49" style:family="paragraph" style:parent-style-name="Standard">
      <style:text-properties officeooo:paragraph-rsid="0024ac0b"/>
    </style:style>
    <style:style style:name="P50" style:family="paragraph" style:parent-style-name="Standard">
      <style:text-properties officeooo:paragraph-rsid="00260699"/>
    </style:style>
    <style:style style:name="P51" style:family="paragraph" style:parent-style-name="Standard">
      <style:text-properties officeooo:paragraph-rsid="0026d40d"/>
    </style:style>
    <style:style style:name="P5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53" style:family="paragraph" style:parent-style-name="Standard">
      <style:paragraph-properties fo:margin-top="0.212cm" fo:margin-bottom="0.212cm" style:contextual-spacing="false"/>
      <style:text-properties fo:font-weight="bold" style:font-weight-asian="bold" style:font-weight-complex="bold"/>
    </style:style>
    <style:style style:name="P54"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55" style:family="paragraph" style:parent-style-name="Tableau_20__28_normal_29_">
      <style:paragraph-properties style:snap-to-layout-grid="false"/>
    </style:style>
    <style:style style:name="P56" style:family="paragraph" style:parent-style-name="Tableau_20__28_normal_29_">
      <style:paragraph-properties style:snap-to-layout-grid="false"/>
      <style:text-properties officeooo:paragraph-rsid="0013078c"/>
    </style:style>
    <style:style style:name="P57" style:family="paragraph" style:parent-style-name="Tableau_20__28_normal_29_">
      <style:paragraph-properties style:snap-to-layout-grid="false"/>
      <style:text-properties officeooo:paragraph-rsid="001bae40"/>
    </style:style>
    <style:style style:name="P58" style:family="paragraph" style:parent-style-name="Tableau_20__28_normal_29_">
      <style:paragraph-properties style:snap-to-layout-grid="false"/>
      <style:text-properties officeooo:paragraph-rsid="001ec5d7"/>
    </style:style>
    <style:style style:name="P59" style:family="paragraph" style:parent-style-name="Tableau_20__28_normal_29_">
      <style:paragraph-properties style:snap-to-layout-grid="false"/>
      <style:text-properties officeooo:paragraph-rsid="00266783"/>
    </style:style>
    <style:style style:name="P60" style:family="paragraph" style:parent-style-name="Tableau_20__28_normal_29_">
      <style:paragraph-properties fo:text-align="center" style:justify-single-word="false" style:snap-to-layout-grid="false"/>
    </style:style>
    <style:style style:name="P61" style:family="paragraph" style:parent-style-name="Tableau_20__28_normal_29_">
      <style:paragraph-properties fo:text-align="center" style:justify-single-word="false" style:snap-to-layout-grid="false"/>
      <style:text-properties officeooo:paragraph-rsid="001ec5d7"/>
    </style:style>
    <style:style style:name="P62" style:family="paragraph" style:parent-style-name="Tableau_20__28_normal_29_">
      <style:text-properties fo:font-weight="bold" style:font-weight-asian="bold" style:font-weight-complex="bold"/>
    </style:style>
    <style:style style:name="P63"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64" style:family="paragraph" style:parent-style-name="Tableau_20__28_normal_29_">
      <style:paragraph-properties style:snap-to-layout-grid="false"/>
      <style:text-properties fo:font-weight="bold" style:font-weight-asian="bold" style:font-weight-complex="bold"/>
    </style:style>
    <style:style style:name="P65" style:family="paragraph" style:parent-style-name="Tableau_20__28_normal_29_">
      <style:paragraph-properties style:snap-to-layout-grid="false"/>
      <style:text-properties fo:font-weight="bold" officeooo:paragraph-rsid="0013078c" style:font-weight-asian="bold" style:font-weight-complex="bold"/>
    </style:style>
    <style:style style:name="P66" style:family="paragraph" style:parent-style-name="Tableau_20__28_normal_29_">
      <style:paragraph-properties style:snap-to-layout-grid="false"/>
      <style:text-properties fo:font-weight="bold" officeooo:paragraph-rsid="001bae40" style:font-weight-asian="bold" style:font-weight-complex="bold"/>
    </style:style>
    <style:style style:name="P67"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68"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69" style:family="paragraph" style:parent-style-name="Tableau_20__28_normal_29_">
      <style:paragraph-properties fo:text-align="justify" style:justify-single-word="false"/>
    </style:style>
    <style:style style:name="P70" style:family="paragraph" style:parent-style-name="Tableau_20__28_normal_29_">
      <style:paragraph-properties fo:text-align="justify" style:justify-single-word="false" style:snap-to-layout-grid="false"/>
    </style:style>
    <style:style style:name="P71" style:family="paragraph" style:parent-style-name="Tableau_20__28_normal_29_">
      <style:paragraph-properties style:snap-to-layout-grid="false"/>
      <style:text-properties fo:font-size="9pt" style:font-size-asian="9pt" style:font-size-complex="9pt"/>
    </style:style>
    <style:style style:name="P72"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73"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74" style:family="paragraph" style:parent-style-name="Tableau_20__28_normal_29_">
      <style:paragraph-properties style:snap-to-layout-grid="false"/>
      <style:text-properties officeooo:rsid="0013078c" officeooo:paragraph-rsid="0013078c"/>
    </style:style>
    <style:style style:name="P75" style:family="paragraph" style:parent-style-name="Tableau_20__28_normal_29_">
      <style:text-properties style:text-line-through-style="solid" officeooo:paragraph-rsid="001a4272"/>
    </style:style>
    <style:style style:name="P76" style:family="paragraph" style:parent-style-name="Tableau_20__28_normal_29_">
      <style:paragraph-properties style:snap-to-layout-grid="false"/>
      <style:text-properties officeooo:rsid="001bae40" officeooo:paragraph-rsid="001bae40"/>
    </style:style>
    <style:style style:name="P77" style:family="paragraph" style:parent-style-name="Tableau_20__28_normal_29_">
      <style:paragraph-properties style:snap-to-layout-grid="false"/>
      <style:text-properties officeooo:rsid="001cd3f1" officeooo:paragraph-rsid="001cd3f1"/>
    </style:style>
    <style:style style:name="P78" style:family="paragraph" style:parent-style-name="Tableau_20__28_normal_29_">
      <style:paragraph-properties style:snap-to-layout-grid="false"/>
      <style:text-properties fo:color="#000000" officeooo:paragraph-rsid="001e45df"/>
    </style:style>
    <style:style style:name="P79" style:family="paragraph" style:parent-style-name="Tableau_20__28_normal_29_">
      <style:paragraph-properties style:snap-to-layout-grid="false"/>
      <style:text-properties fo:color="#000000" fo:font-weight="bold" officeooo:paragraph-rsid="001e45df" style:font-weight-asian="bold" style:font-weight-complex="bold"/>
    </style:style>
    <style:style style:name="P80" style:family="paragraph" style:parent-style-name="Tableau_20__28_normal_29_">
      <style:paragraph-properties style:snap-to-layout-grid="false"/>
      <style:text-properties fo:color="#000000" officeooo:rsid="001e45df" officeooo:paragraph-rsid="001e45df"/>
    </style:style>
    <style:style style:name="P81"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82"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83" style:family="paragraph" style:parent-style-name="Tableau_20__28_normal_29_">
      <style:text-properties officeooo:paragraph-rsid="001ec5d7"/>
    </style:style>
    <style:style style:name="P84" style:family="paragraph" style:parent-style-name="Tableau_20__28_normal_29_">
      <style:paragraph-properties style:snap-to-layout-grid="false"/>
      <style:text-properties officeooo:rsid="001ec5d7" officeooo:paragraph-rsid="001ec5d7"/>
    </style:style>
    <style:style style:name="P85" style:family="paragraph" style:parent-style-name="Tableau_20__28_normal_29_">
      <style:text-properties officeooo:paragraph-rsid="00266783"/>
    </style:style>
    <style:style style:name="P86"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87" style:family="paragraph" style:parent-style-name="Tableau_20__28_normal_29_">
      <style:paragraph-properties fo:margin-top="0.106cm" fo:margin-bottom="0cm" style:contextual-spacing="false" fo:keep-with-next="always" style:snap-to-layout-grid="false"/>
    </style:style>
    <style:style style:name="P88"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89"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90" style:family="paragraph" style:parent-style-name="Standard" style:master-page-name="">
      <style:paragraph-properties fo:orphans="0" fo:widows="0" style:page-number="auto" fo:break-before="auto" fo:break-after="auto" fo:keep-with-next="auto"/>
      <style:text-properties officeooo:rsid="0018c2de"/>
    </style:style>
    <style:style style:name="P91" style:family="paragraph" style:parent-style-name="Standard">
      <style:paragraph-properties fo:orphans="0" fo:widows="0" fo:break-before="auto" fo:break-after="auto" fo:keep-with-next="auto"/>
    </style:style>
    <style:style style:name="P92"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93" style:family="paragraph" style:parent-style-name="Standard">
      <style:paragraph-properties fo:orphans="0" fo:widows="0" fo:keep-with-next="auto"/>
      <style:text-properties officeooo:rsid="001ec5d7" officeooo:paragraph-rsid="001ec5d7"/>
    </style:style>
    <style:style style:name="P94"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95" style:family="paragraph" style:parent-style-name="Contents_20_2">
      <style:paragraph-properties>
        <style:tab-stops>
          <style:tab-stop style:position="17.999cm" style:type="right" style:leader-style="dotted" style:leader-text="."/>
        </style:tab-stops>
      </style:paragraph-properties>
    </style:style>
    <style:style style:name="P96" style:family="paragraph" style:parent-style-name="Contents_20_1">
      <style:paragraph-properties>
        <style:tab-stops>
          <style:tab-stop style:position="17.999cm" style:type="right" style:leader-style="dotted" style:leader-text="."/>
        </style:tab-stops>
      </style:paragraph-properties>
    </style:style>
    <style:style style:name="P97" style:family="paragraph" style:parent-style-name="Heading_20_1">
      <style:text-properties officeooo:rsid="001ecf2c" officeooo:paragraph-rsid="001ecf2c"/>
    </style:style>
    <style:style style:name="P98" style:family="paragraph" style:parent-style-name="Heading_20_2">
      <style:text-properties officeooo:rsid="001ec5d7" officeooo:paragraph-rsid="001ec5d7"/>
    </style:style>
    <style:style style:name="P99" style:family="paragraph" style:parent-style-name="Heading_20_2">
      <style:text-properties officeooo:paragraph-rsid="0026d40d"/>
    </style:style>
    <style:style style:name="P100" style:family="paragraph" style:parent-style-name="Heading_20_2">
      <style:paragraph-properties fo:margin-top="0.24cm" fo:margin-bottom="0.42cm" style:contextual-spacing="false"/>
    </style:style>
    <style:style style:name="P101" style:family="paragraph" style:parent-style-name="Heading_20_2" style:master-page-name="">
      <style:paragraph-properties style:page-number="auto" fo:break-before="page" fo:keep-with-next="always"/>
    </style:style>
    <style:style style:name="P102" style:family="paragraph" style:parent-style-name="Heading_20_2" style:master-page-name="">
      <style:paragraph-properties style:page-number="auto" fo:break-before="auto" fo:break-after="auto"/>
    </style:style>
    <style:style style:name="P103" style:family="paragraph" style:parent-style-name="Heading_20_2" style:master-page-name="">
      <style:paragraph-properties style:page-number="auto" fo:keep-with-next="always"/>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paragraph-rsid="0018c2de"/>
    </style:style>
    <style:style style:name="P106"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107" style:family="paragraph" style:parent-style-name="Heading_20_2">
      <style:paragraph-properties fo:keep-with-next="always"/>
    </style:style>
    <style:style style:name="P108" style:family="paragraph" style:parent-style-name="Standard" style:master-page-name="First_20_Page">
      <style:paragraph-properties style:page-number="auto"/>
      <style:text-properties officeooo:rsid="00266783"/>
    </style:style>
    <style:style style:name="P109"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110"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111"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112"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113" style:family="paragraph" style:parent-style-name="ENUM-1" style:list-style-name=""/>
    <style:style style:name="P114" style:family="paragraph" style:parent-style-name="ENUM-1">
      <style:paragraph-properties fo:keep-with-next="always"/>
    </style:style>
    <style:style style:name="P115"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116" style:family="paragraph" style:parent-style-name="ENUM-1">
      <style:paragraph-properties fo:margin-left="1.91cm" fo:margin-right="0cm" fo:text-indent="-0.63cm" style:auto-text-indent="false"/>
    </style:style>
    <style:style style:name="P117" style:family="paragraph" style:parent-style-name="ENUM-1">
      <style:paragraph-properties fo:margin-left="1.91cm" fo:margin-right="0cm" fo:keep-together="always" fo:text-indent="-0.63cm" style:auto-text-indent="false"/>
    </style:style>
    <style:style style:name="P118" style:family="paragraph" style:parent-style-name="ENUM-1" style:list-style-name="WW8Num1">
      <style:paragraph-properties fo:margin-left="1.91cm" fo:margin-right="0cm" fo:keep-together="always" fo:text-indent="-0.63cm" style:auto-text-indent="false"/>
    </style:style>
    <style:style style:name="P119" style:family="paragraph" style:parent-style-name="ENUM-1" style:list-style-name="WW8Num1">
      <style:paragraph-properties fo:margin-left="1.91cm" fo:margin-right="0cm" fo:text-indent="-0.63cm" style:auto-text-indent="false"/>
    </style:style>
    <style:style style:name="P120" style:family="paragraph" style:parent-style-name="ENUM-1">
      <style:paragraph-properties fo:margin-left="1.275cm" fo:margin-right="0cm" fo:text-indent="0cm" style:auto-text-indent="false" fo:keep-with-next="always"/>
    </style:style>
    <style:style style:name="P121" style:family="paragraph" style:parent-style-name="ENUM-1" style:list-style-name="">
      <style:paragraph-properties fo:margin-left="1.275cm" fo:margin-right="0cm" fo:text-indent="0cm" style:auto-text-indent="false"/>
      <style:text-properties officeooo:paragraph-rsid="001ecf2c"/>
    </style:style>
    <style:style style:name="P122"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2dd432" style:font-size-asian="8pt" style:font-size-complex="8pt"/>
    </style:style>
    <style:style style:name="T4" style:family="text">
      <style:text-properties officeooo:rsid="0016d852"/>
    </style:style>
    <style:style style:name="T5" style:family="text">
      <style:text-properties officeooo:rsid="00238981"/>
    </style:style>
    <style:style style:name="T6" style:family="text">
      <style:text-properties fo:language="en" fo:country="GB"/>
    </style:style>
    <style:style style:name="T7" style:family="text">
      <style:text-properties fo:language="en" fo:country="GB" fo:font-weight="normal" style:font-weight-asian="normal" style:font-weight-complex="normal"/>
    </style:style>
    <style:style style:name="T8" style:family="text">
      <style:text-properties fo:language="en" fo:country="GB" fo:font-weight="normal" officeooo:rsid="001ecf2c" style:font-weight-asian="normal" style:font-weight-complex="normal"/>
    </style:style>
    <style:style style:name="T9" style:family="text">
      <style:text-properties fo:language="en" fo:country="GB" fo:font-weight="normal" officeooo:rsid="0024ac0b" style:font-weight-asian="normal" style:font-weight-complex="normal"/>
    </style:style>
    <style:style style:name="T10" style:family="text">
      <style:text-properties fo:language="en" fo:country="GB" fo:font-weight="normal" officeooo:rsid="00260699" style:font-weight-asian="normal" style:font-weight-complex="normal"/>
    </style:style>
    <style:style style:name="T11" style:family="text">
      <style:text-properties fo:language="en" fo:country="GB" fo:font-weight="normal" officeooo:rsid="0026d40d" style:font-weight-asian="normal" style:font-weight-complex="normal"/>
    </style:style>
    <style:style style:name="T12" style:family="text">
      <style:text-properties fo:language="en" fo:country="GB" fo:font-weight="bold" style:font-weight-asian="bold" style:font-weight-complex="bold"/>
    </style:style>
    <style:style style:name="T13" style:family="text">
      <style:text-properties fo:language="en" fo:country="GB" officeooo:rsid="001ecf2c"/>
    </style:style>
    <style:style style:name="T14" style:family="text">
      <style:text-properties fo:language="en" fo:country="GB" officeooo:rsid="0024ac0b"/>
    </style:style>
    <style:style style:name="T15" style:family="text">
      <style:text-properties fo:language="en" fo:country="GB" officeooo:rsid="00260699"/>
    </style:style>
    <style:style style:name="T16" style:family="text">
      <style:text-properties fo:language="en" fo:country="GB" officeooo:rsid="0026d40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6d852" style:font-weight-asian="normal" style:font-weight-complex="normal"/>
    </style:style>
    <style:style style:name="T20" style:family="text">
      <style:text-properties fo:font-weight="normal" officeooo:rsid="002056d9" style:font-weight-asian="normal" style:font-weight-complex="normal"/>
    </style:style>
    <style:style style:name="T21" style:family="text">
      <style:text-properties fo:font-weight="normal" officeooo:rsid="002088c6" style:font-weight-asian="normal" style:font-weight-complex="normal"/>
    </style:style>
    <style:style style:name="T22" style:family="text">
      <style:text-properties fo:language="it" fo:country="IT"/>
    </style:style>
    <style:style style:name="T23" style:family="text">
      <style:text-properties fo:language="it" fo:country="IT" fo:font-weight="bold" style:font-weight-asian="bold" style:font-weight-complex="bold"/>
    </style:style>
    <style:style style:name="T24" style:family="text">
      <style:text-properties style:text-position="super 58%"/>
    </style:style>
    <style:style style:name="T25" style:family="text">
      <style:text-properties fo:font-style="italic" style:font-style-asian="italic" style:font-style-complex="italic"/>
    </style:style>
    <style:style style:name="T26" style:family="text">
      <style:text-properties officeooo:rsid="0013078c"/>
    </style:style>
    <style:style style:name="T27" style:family="text">
      <style:text-properties officeooo:rsid="0014c808"/>
    </style:style>
    <style:style style:name="T28" style:family="text">
      <style:text-properties officeooo:rsid="0018c2de"/>
    </style:style>
    <style:style style:name="T29" style:family="text">
      <style:text-properties officeooo:rsid="00194ecf"/>
    </style:style>
    <style:style style:name="T30" style:family="text">
      <style:text-properties officeooo:rsid="0019f3bf"/>
    </style:style>
    <style:style style:name="T31" style:family="text">
      <style:text-properties style:text-line-through-style="none"/>
    </style:style>
    <style:style style:name="T32" style:family="text">
      <style:text-properties style:text-line-through-style="none" fo:font-weight="bold" officeooo:rsid="001a4272" style:font-weight-asian="bold" style:font-weight-complex="bold"/>
    </style:style>
    <style:style style:name="T33" style:family="text">
      <style:text-properties officeooo:rsid="001bae40"/>
    </style:style>
    <style:style style:name="T34" style:family="text">
      <style:text-properties officeooo:rsid="001e45df"/>
    </style:style>
    <style:style style:name="T35" style:family="text">
      <style:text-properties officeooo:rsid="002056d9"/>
    </style:style>
    <style:style style:name="T36" style:family="text">
      <style:text-properties officeooo:rsid="002088c6"/>
    </style:style>
    <style:style style:name="T37" style:family="text">
      <style:text-properties officeooo:rsid="00266783"/>
    </style:style>
    <style:style style:name="T38" style:family="text">
      <style:text-properties officeooo:rsid="0027fe40"/>
    </style:style>
    <style:style style:name="T39" style:family="text">
      <style:text-properties officeooo:rsid="002b4e1e"/>
    </style:style>
    <style:style style:name="T40" style:family="text">
      <style:text-properties officeooo:rsid="002c50a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2"><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54"/>
            <text:p text:style-name="P88">swSSO v<text:span text:style-name="T5">1.0</text:span><text:span text:style-name="T40">1</text:span></text:p>
            <text:p text:style-name="P88">Guide d’administration</text:p>
            <text:p text:style-name="P53"/>
          </table:table-cell>
          <table:table-cell table:style-name="Tableau1.C1" office:value-type="string">
            <text:p text:style-name="P5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6"><text:a xlink:type="simple" xlink:href="#__RefHeading__7397_675463258">1. Installation<text:tab/>3</text:a></text:p>
          <text:p text:style-name="P95"><text:a xlink:type="simple" xlink:href="#__RefHeading__7399_675463258">1.1. Principe général de fonctionnement<text:tab/>3</text:a></text:p>
          <text:p text:style-name="P95"><text:a xlink:type="simple" xlink:href="#__RefHeading__7401_675463258">1.2. Stratégie de déploiement<text:tab/>3</text:a></text:p>
          <text:p text:style-name="P95"><text:a xlink:type="simple" xlink:href="#__RefHeading__7403_675463258">1.3. Matrice de compatibilité client / serveur<text:tab/>3</text:a></text:p>
          <text:p text:style-name="P95"><text:a xlink:type="simple" xlink:href="#__RefHeading__7405_675463258">1.4. Installation du client swSSO<text:tab/>4</text:a></text:p>
          <text:p text:style-name="P95"><text:a xlink:type="simple" xlink:href="#__RefHeading__7407_675463258">1.5. Fichier de configuration swsso.ini – section [swSSO]<text:tab/>5</text:a></text:p>
          <text:p text:style-name="P95"><text:a xlink:type="simple" xlink:href="#__RefHeading__7409_675463258">1.6. Fichier d’aide en ligne<text:tab/>7</text:a></text:p>
          <text:p text:style-name="P95"><text:a xlink:type="simple" xlink:href="#__RefHeading__7411_675463258">1.7. Mise en place d’un serveur de configuration en interne<text:tab/>8</text:a></text:p>
          <text:p text:style-name="P96"><text:a xlink:type="simple" xlink:href="#__RefHeading__7413_675463258">2. Scénario collaboratif, faiblement ou fortement administré<text:tab/>9</text:a></text:p>
          <text:p text:style-name="P95"><text:a xlink:type="simple" xlink:href="#__RefHeading__7415_675463258">2.1. Introduction<text:tab/>9</text:a></text:p>
          <text:p text:style-name="P95"><text:a xlink:type="simple" xlink:href="#__RefHeading__7417_675463258">2.2. Scénario collaboratif<text:tab/>9</text:a></text:p>
          <text:p text:style-name="P95"><text:a xlink:type="simple" xlink:href="#__RefHeading__7419_675463258">2.3. Scénario faiblement administré<text:tab/>10</text:a></text:p>
          <text:p text:style-name="P95"><text:a xlink:type="simple" xlink:href="#__RefHeading__7421_675463258">2.4. Scénario fortement administré<text:tab/>10</text:a></text:p>
          <text:p text:style-name="P95"><text:a xlink:type="simple" xlink:href="#__RefHeading__7423_675463258">2.5. Informations sur la gestion des configurations<text:tab/>10</text:a></text:p>
          <text:p text:style-name="P96"><text:a xlink:type="simple" xlink:href="#__RefHeading__7425_675463258">3. Configuration du client swSSO (base de registre)<text:tab/>12</text:a></text:p>
          <text:p text:style-name="P95"><text:a xlink:type="simple" xlink:href="#__RefHeading__7427_675463258">3.1. Adresse du serveur et options de synchronisation client-serveur<text:tab/>12</text:a></text:p>
          <text:p text:style-name="P95"><text:a xlink:type="simple" xlink:href="#__RefHeading__7429_675463258">3.2. Exclusion de fenêtres <text:tab/>14</text:a></text:p>
          <text:p text:style-name="P95"><text:a xlink:type="simple" xlink:href="#__RefHeading__7431_675463258">3.3. Politique de mot de passe<text:tab/>14</text:a></text:p>
          <text:p text:style-name="P95"><text:a xlink:type="simple" xlink:href="#__RefHeading__7433_675463258">3.4. Bridage de l’interface graphique de configuration<text:tab/>15</text:a></text:p>
          <text:p text:style-name="P95"><text:a xlink:type="simple" xlink:href="#__RefHeading__7435_675463258">3.5. Personnalisation des messages d’erreur<text:tab/>18</text:a></text:p>
          <text:p text:style-name="P95"><text:a xlink:type="simple" xlink:href="#__RefHeading__4159_910541852">3.6. Logs<text:tab/>19</text:a></text:p>
          <text:p text:style-name="P95"><text:a xlink:type="simple" xlink:href="#__RefHeading__7437_675463258">3.7. Traces<text:tab/>21</text:a></text:p>
          <text:p text:style-name="P95"><text:a xlink:type="simple" xlink:href="#__RefHeading__2947_1938534605">3.8. Statistiques<text:tab/>21</text:a></text:p>
          <text:p text:style-name="P96"><text:a xlink:type="simple" xlink:href="#__RefHeading__7439_675463258">4. Supervision et exploitation du serveur<text:tab/>22</text:a></text:p>
          <text:p text:style-name="P95"><text:a xlink:type="simple" xlink:href="#__RefHeading__7441_675463258">4.1. Supervision<text:tab/>22</text:a></text:p>
          <text:p text:style-name="P95"><text:a xlink:type="simple" xlink:href="#__RefHeading__7443_675463258">4.2. Exploitation<text:tab/>22</text:a></text:p>
          <text:p text:style-name="P95"><text:a xlink:type="simple" xlink:href="#__RefHeading__7445_675463258">4.3. Restriction d’accès à l’IHM du serveur de configuration<text:tab/>24</text:a></text:p>
          <text:p text:style-name="P95"><text:a xlink:type="simple" xlink:href="#__RefHeading__7447_675463258">4.4. Logs et statistiques<text:tab/>24</text:a></text:p>
          <text:p text:style-name="P95"><text:a xlink:type="simple" xlink:href="#__RefHeading__7449_675463258">4.5. Chiffrement des données sensibles en base <text:tab/>25</text:a></text:p>
          <text:p text:style-name="P96"><text:a xlink:type="simple" xlink:href="#__RefHeading__2478_122601277">5. Synchronisation avec le mot de passe Windows<text:tab/>26</text:a></text:p>
          <text:p text:style-name="P95"><text:a xlink:type="simple" xlink:href="#__RefHeading__7441_67546325822">5.1. Principe<text:tab/>26</text:a></text:p>
          <text:p text:style-name="P95"><text:a xlink:type="simple" xlink:href="#__RefHeading__2480_122601277">5.2. Migration du mode mot de passe maître au mode synchronisé Windows<text:tab/>26</text:a></text:p>
          <text:p text:style-name="P96"><text:a xlink:type="simple" xlink:href="#__RefHeading__2482_122601277">6. Procédure de secours<text:tab/>27</text:a></text:p>
          <text:p text:style-name="P95"><text:a xlink:type="simple" xlink:href="#__RefHeading__2484_122601277">6.1. Principe général<text:tab/>27</text:a></text:p>
          <text:p text:style-name="P95"><text:a xlink:type="simple" xlink:href="#__RefHeading__2486_122601277">6.2. Configuration préalable<text:tab/>30</text:a></text:p>
          <text:p text:style-name="P95"><text:a xlink:type="simple" xlink:href="#__RefHeading__2488_122601277">6.3. Renouvellement du couple clé publique / clé privée<text:tab/>31</text:a></text:p>
          <text:p text:style-name="P95"><text:a xlink:type="simple" xlink:href="#__RefHeading__6127_1958770156">6.4. Configuration d'une politique de mot de passe sur l'outil de swSSORecover<text:tab/>32</text:a></text:p>
          <text:p text:style-name="P96"><text:a xlink:type="simple" xlink:href="#__RefHeading__2949_1938534605">7. Assistance au changement de mot de passe d'une application<text:tab/>33</text:a></text:p>
        </text:index-body>
      </text:table-of-content>
      <text:p text:style-name="P35"/>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122" svg:x1="11.748cm" svg:y1="2.018cm" svg:x2="4.445cm" svg:y2="2.018cm"><text:p/></draw:line><draw:line text:anchor-type="char" draw:z-index="1" draw:style-name="gr1" draw:text-style-name="P122" svg:x1="4.763cm" svg:y1="1.065cm" svg:x2="12.066cm" svg:y2="1.065cm"><text:p/></draw:line><text:tab/></text:p>
      <text:h text:style-name="P100"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40631457"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1">Version client (swsso.exe)</text:p>
          </table:table-cell>
          <table:table-cell table:style-name="Tableau2.A1" office:value-type="string">
            <text:p text:style-name="P31">Version serveur</text:p>
          </table:table-cell>
          <table:table-cell table:style-name="Tableau2.C1" office:value-type="string">
            <text:p text:style-name="P32">Commentaire</text:p>
          </table:table-cell>
        </table:table-row>
        <table:table-row table:style-name="Tableau2.2">
          <table:table-cell table:style-name="Tableau2.A5" office:value-type="string">
            <text:p text:style-name="P63">0.88</text:p>
          </table:table-cell>
          <table:table-cell table:style-name="Tableau2.B5" office:value-type="string">
            <text:p text:style-name="P63">webservice2.php</text:p>
          </table:table-cell>
          <table:table-cell table:style-name="Tableau2.C5" office:value-type="string">
            <text:p text:style-name="P55">Mode de fonctionnement nominal</text:p>
          </table:table-cell>
        </table:table-row>
        <table:table-row table:style-name="Tableau2.2">
          <table:table-cell table:style-name="Tableau2.A5" table:number-rows-spanned="2" office:value-type="string">
            <text:p text:style-name="P68"/>
            <text:p text:style-name="P68">0.89 et 0.90</text:p>
          </table:table-cell>
          <table:table-cell table:style-name="Tableau2.B5" office:value-type="string">
            <text:p text:style-name="P63">webservice3.php</text:p>
          </table:table-cell>
          <table:table-cell table:style-name="Tableau2.C5" office:value-type="string">
            <text:p text:style-name="P55">Mode de fonctionnement nominal</text:p>
          </table:table-cell>
        </table:table-row>
        <table:table-row table:style-name="Tableau2.2">
          <table:covered-table-cell/>
          <table:table-cell table:style-name="Tableau2.B5" office:value-type="string">
            <text:p text:style-name="P60">webservice2.php</text:p>
          </table:table-cell>
          <table:table-cell table:style-name="Tableau2.C5" office:value-type="string">
            <text:p text:style-name="P55">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68">0.91 à 0.93</text:p>
          </table:table-cell>
          <table:table-cell table:style-name="Tableau2.B5" office:value-type="string">
            <text:p text:style-name="P63">webservice4.php</text:p>
          </table:table-cell>
          <table:table-cell table:style-name="Tableau2.C5" office:value-type="string">
            <text:p text:style-name="P55">Mode de fonctionnement nominal</text:p>
          </table:table-cell>
        </table:table-row>
        <table:table-row table:style-name="Tableau2.2">
          <table:table-cell table:style-name="Tableau2.A6" office:value-type="string">
            <text:p text:style-name="P68">0.94+</text:p>
          </table:table-cell>
          <table:table-cell table:style-name="Tableau2.B6" office:value-type="string">
            <text:p text:style-name="P63">webservice5.php</text:p>
          </table:table-cell>
          <table:table-cell table:style-name="Tableau2.C6" office:value-type="string">
            <text:p text:style-name="P55">Mode de fonctionnement nominal</text:p>
          </table:table-cell>
        </table:table-row>
      </table:table>
      <text:h text:style-name="P101"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0642766" text:continue-numbering="true" text:style-name="WW8Num1">
        <text:list-item>
          <text:p text:style-name="P11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22">"c:\program files\swsso\swsso.exe" "c:\Document and Settings\%USERNAME%\swsso.ini"</text:p>
      <text:p text:style-name="P21">"c:\program files\swsso\swsso.exe" "\\serveur\partage\%USERNAME%.ini"</text:p>
      <text:p text:style-name="P21">"c:\program files\swsso\swsso.exe" "\\serveur\partage\%USERNAME%\swsso.ini"</text:p>
      <text:h text:style-name="P102"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9">Nom de la valeur</text:p>
            </table:table-cell>
            <table:table-cell table:style-name="Tableau3.A1" office:value-type="string">
              <text:p text:style-name="P29">Défaut</text:p>
            </table:table-cell>
            <table:table-cell table:style-name="Tableau3.C1" office:value-type="string">
              <text:p text:style-name="P29">Description</text:p>
            </table:table-cell>
          </table:table-row>
        </table:table-header-rows>
        <table:table-row table:style-name="Tableau3.2">
          <table:table-cell table:style-name="Tableau3.A10" office:value-type="string">
            <text:p text:style-name="P55">sessionLock</text:p>
          </table:table-cell>
          <table:table-cell table:style-name="Tableau3.B10" office:value-type="string">
            <text:p text:style-name="P55">NO</text:p>
          </table:table-cell>
          <table:table-cell table:style-name="Tableau3.C10" office:value-type="string">
            <text:p text:style-name="P55">YES = verrouille swSSO lorsque la session Windows est verrouillée.</text:p>
          </table:table-cell>
        </table:table-row>
        <table:table-row table:style-name="Tableau3.2">
          <table:table-cell table:style-name="Tableau3.A10" office:value-type="string">
            <text:p text:style-name="P55">internetCheckVersion</text:p>
          </table:table-cell>
          <table:table-cell table:style-name="Tableau3.B10" office:value-type="string">
            <text:p text:style-name="P55">YES</text:p>
          </table:table-cell>
          <table:table-cell table:style-name="Tableau3.C10" office:value-type="string">
            <text:p text:style-name="P55">YES = vérifie au lancement si une nouvelle version est disponible.</text:p>
          </table:table-cell>
        </table:table-row>
        <table:table-row table:style-name="Tableau3.2">
          <table:table-cell table:style-name="Tableau3.A10" office:value-type="string">
            <text:p text:style-name="P55">internetCheckBeta</text:p>
          </table:table-cell>
          <table:table-cell table:style-name="Tableau3.B10" office:value-type="string">
            <text:p text:style-name="P55">NO</text:p>
          </table:table-cell>
          <table:table-cell table:style-name="Tableau3.C10" office:value-type="string">
            <text:p text:style-name="P55">YES = vérifie au lancement si une nouvelle version bêta est disponible.</text:p>
          </table:table-cell>
        </table:table-row>
        <table:table-row table:style-name="Tableau3.2">
          <table:table-cell table:style-name="Tableau3.A10" office:value-type="string">
            <text:p text:style-name="P55">internetGetConfig</text:p>
          </table:table-cell>
          <table:table-cell table:style-name="Tableau3.B10" office:value-type="string">
            <text:p text:style-name="P55">NO</text:p>
          </table:table-cell>
          <table:table-cell table:style-name="Tableau3.C10" office:value-type="string">
            <text:p text:style-name="P55">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55">internetManualPutConfig</text:p>
          </table:table-cell>
          <table:table-cell table:style-name="Tableau3.B10" office:value-type="string">
            <text:p text:style-name="P55">NO</text:p>
          </table:table-cell>
          <table:table-cell table:style-name="Tableau3.C10" office:value-type="string">
            <text:p text:style-name="P55">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55">Portal</text:p>
          </table:table-cell>
          <table:table-cell table:style-name="Tableau3.B10" office:value-type="string">
            <text:p text:style-name="P55">-</text:p>
          </table:table-cell>
          <table:table-cell table:style-name="Tableau3.C10" office:value-type="string">
            <text:p text:style-name="P55">Chemin complet du fichier portail. </text:p>
          </table:table-cell>
        </table:table-row>
        <table:table-row table:style-name="Tableau3.8">
          <table:table-cell table:style-name="Tableau3.A10" office:value-type="string">
            <text:p text:style-name="P55">x,y,cx,cy</text:p>
          </table:table-cell>
          <table:table-cell table:style-name="Tableau3.B10" office:value-type="string">
            <text:p text:style-name="P55">-</text:p>
          </table:table-cell>
          <table:table-cell table:style-name="Tableau3.C10" office:value-type="string">
            <text:p text:style-name="P55">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55">x2,y2,cx2,cy2</text:p>
          </table:table-cell>
          <table:table-cell table:style-name="Tableau3.B10" office:value-type="string">
            <text:p text:style-name="P55">-</text:p>
          </table:table-cell>
          <table:table-cell table:style-name="Tableau3.C10" office:value-type="string">
            <text:p text:style-name="P55">Position (x2,y2) et dimension (cx2,cy2) de la fenêtre de lancement d’application. Par défaut la fenêtre est affichée en base à droite de l’écran et mesure 384x549 pixels.</text:p>
            <text:p text:style-name="P62">Disponible à partir de la version v0.91.</text:p>
          </table:table-cell>
        </table:table-row>
        <table:table-row table:style-name="Tableau3.2">
          <table:table-cell table:style-name="Tableau3.A10" office:value-type="string">
            <text:p text:style-name="P55">LaunchTopMost</text:p>
          </table:table-cell>
          <table:table-cell table:style-name="Tableau3.B10" office:value-type="string">
            <text:p text:style-name="P55">NO</text:p>
          </table:table-cell>
          <table:table-cell table:style-name="Tableau3.C10" office:value-type="string">
            <text:p text:style-name="P55">YES = la fenêtre de lancement d’applications s’affiche au premier plan et ne peut pas être recouverte par une autre fenêtre.</text:p>
            <text:p text:style-name="P62">Disponible à partir de la version v0.91.</text:p>
          </table:table-cell>
        </table:table-row>
        <table:table-row table:style-name="Tableau3.2">
          <table:table-cell table:style-name="Tableau3.A14" office:value-type="string">
            <text:p text:style-name="P55">parseWindowsOnStart</text:p>
          </table:table-cell>
          <table:table-cell table:style-name="Tableau3.B14" office:value-type="string">
            <text:p text:style-name="P55">YES</text:p>
          </table:table-cell>
          <table:table-cell table:style-name="Tableau3.C14" office:value-type="string">
            <text:p text:style-name="P55">NO = les fenêtres déjà ouvertes au moment du lancement de swSSO ne seront jamais traitées</text:p>
            <text:p text:style-name="P64">Disponible à partir de la version v0.93.</text:p>
          </table:table-cell>
        </table:table-row>
        <table:table-row table:style-name="Tableau3.2">
          <table:table-cell table:style-name="Tableau3.A14" office:value-type="string">
            <text:p text:style-name="P55">domainId</text:p>
          </table:table-cell>
          <table:table-cell table:style-name="Tableau3.B12" office:value-type="float" office:value="1">
            <text:p text:style-name="P55">1</text:p>
          </table:table-cell>
          <table:table-cell table:style-name="Tableau3.C14" office:value-type="string">
            <text:p text:style-name="P55">Identifiant du domaine de rattachement de l'utilisateur</text:p>
            <text:p text:style-name="P64">Disponible à partir de la version v0.94.</text:p>
          </table:table-cell>
        </table:table-row>
        <table:table-row table:style-name="Tableau3.2">
          <table:table-cell table:style-name="Tableau3.A14" office:value-type="string">
            <text:p text:style-name="P55">DomainLabel</text:p>
          </table:table-cell>
          <table:table-cell table:style-name="Tableau3.B14" office:value-type="string">
            <text:p text:style-name="P55">Commun</text:p>
          </table:table-cell>
          <table:table-cell table:style-name="Tableau3.C14" office:value-type="string">
            <text:p text:style-name="P55">Libellé du domaine de rattachement de l'utilisateur</text:p>
            <text:p text:style-name="P64">Disponible à partir de la version v0.94.</text:p>
          </table:table-cell>
        </table:table-row>
        <text:soft-page-break/>
        <table:table-row table:style-name="Tableau3.2">
          <table:table-cell table:style-name="Tableau3.A14" office:value-type="string">
            <text:p text:style-name="P18">displayChangeAppPwdDialog</text:p>
          </table:table-cell>
          <table:table-cell table:style-name="Tableau3.B14" office:value-type="string">
            <text:p text:style-name="P16">YES</text:p>
          </table:table-cell>
          <table:table-cell table:style-name="Tableau3.C14" office:value-type="string">
            <text:p text:style-name="P16">YES = affiche la fenêtre indiquant à l'utilisateur que son mot de passe a été copié dans le presse papier lorsqu'il utilise la fonction d'assistance au changement de mot de passe d'une application</text:p>
            <text:p text:style-name="P17">Disponible à partir de la version 0.99</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21">[swSSO]</text:p>
      <text:p text:style-name="P21">internetCheckVersion=NO</text:p>
      <text:p text:style-name="P21">internetCheckBeta=NO</text:p>
      <text:p text:style-name="P21">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9">Nom de la valeur</text:p>
            </table:table-cell>
            <table:table-cell table:style-name="Tableau4.B1" office:value-type="string">
              <text:p text:style-name="P29">Description</text:p>
            </table:table-cell>
          </table:table-row>
        </table:table-header-rows>
        <table:table-row table:style-name="Tableau4.2">
          <table:table-cell table:style-name="Tableau4.A13" office:value-type="string">
            <text:p text:style-name="P55">version</text:p>
          </table:table-cell>
          <table:table-cell table:style-name="Tableau4.B13" office:value-type="string">
            <text:p text:style-name="P55">Version du fichier de configuration. Valeur inscrite automatiquement à la création du fichier. Ne pas modifier cette valeur.</text:p>
          </table:table-cell>
        </table:table-row>
        <table:table-row table:style-name="Tableau4.2">
          <table:table-cell table:style-name="Tableau4.A13" office:value-type="string">
            <text:p text:style-name="P55">pwdProtection</text:p>
          </table:table-cell>
          <table:table-cell table:style-name="Tableau4.B13" office:value-type="string">
            <text:p text:style-name="P55">ENCRYPTED : les mots de passe sont chiffrés par une clé dérivant du mot de passe maître de l’utilisateur.</text:p>
            <text:p text:style-name="P75">ENCODED : les mots de passe sont simplement brouillés : ils n’apparaissent pas en clair dans le fichier, mais ne sont pas protégés (tout utilisateur récupérant le fichier swsso.ini peut visualiser les mots de passe)<text:span text:style-name="T31"> (</text:span><text:span text:style-name="T32">supprimé en version v0.98)</text:span></text:p>
            <text:p text:style-name="P75">NONE : les mots de passe sont en clairs dans le .ini.<text:span text:style-name="T31">(</text:span><text:span text:style-name="T32">supprimé en version v0.98)</text:span></text:p>
            <text:p text:style-name="Tableau_20__28_normal_29_">WINDOWS : les mots de passe sont chiffrés avec une clé dérivant du mot de passe Windows de l'utilisateur (<text:span text:style-name="T17">disponible à partir de la version v0.96</text:span>)</text:p>
          </table:table-cell>
        </table:table-row>
        <table:table-row table:style-name="Tableau4.2">
          <table:table-cell table:style-name="Tableau4.A13" office:value-type="string">
            <text:p text:style-name="P55">pwdValue</text:p>
          </table:table-cell>
          <table:table-cell table:style-name="Tableau4.B13" office:value-type="string">
            <text:p text:style-name="P55">Mot de passe maître.</text:p>
          </table:table-cell>
        </table:table-row>
        <table:table-row table:style-name="Tableau4.2">
          <table:table-cell table:style-name="Tableau4.A13" office:value-type="string">
            <text:p text:style-name="P55">LastPwdChange</text:p>
          </table:table-cell>
          <table:table-cell table:style-name="Tableau4.B13" office:value-type="string">
            <text:p text:style-name="P55">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55">pwdDAPIValue-&lt;login windows&gt;@&lt;poste de travail&gt;</text:p>
          </table:table-cell>
          <table:table-cell table:style-name="Tableau4.B13" office:value-type="string">
            <text:p text:style-name="P55">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ext:soft-page-break/>
        <table:table-row table:style-name="Tableau4.2">
          <table:table-cell table:style-name="Tableau4.A13" office:value-type="string">
            <text:p text:style-name="P55">Computers</text:p>
          </table:table-cell>
          <table:table-cell table:style-name="Tableau4.B13" office:value-type="string">
            <text:p text:style-name="P55">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55">CollapsedCategs</text:p>
          </table:table-cell>
          <table:table-cell table:style-name="Tableau4.B13" office:value-type="string">
            <text:p text:style-name="P55">Liste les identifiants des catégories « repliées » dans la fenêtre de gestion des applications et sites.</text:p>
            <text:p text:style-name="P62">À partir de la version v0.92</text:p>
          </table:table-cell>
        </table:table-row>
        <table:table-row table:style-name="Tableau4.2">
          <table:table-cell table:style-name="Tableau4.A13" office:value-type="string">
            <text:p text:style-name="P55">internetUseProxy-&lt;poste de travail&gt;</text:p>
          </table:table-cell>
          <table:table-cell table:style-name="Tableau4.B13" office:value-type="string">
            <text:p text:style-name="P55">YES = utiliser un proxy sur ce poste de travail pour accéder au serveur de configuration.</text:p>
          </table:table-cell>
        </table:table-row>
        <table:table-row table:style-name="Tableau4.2">
          <table:table-cell table:style-name="Tableau4.A13" office:value-type="string">
            <text:p text:style-name="P55">ProxyURL-&lt;poste de travail&gt;</text:p>
          </table:table-cell>
          <table:table-cell table:style-name="Tableau4.B13" office:value-type="string">
            <text:p text:style-name="P55">URL et port du proxy (exemple : http://monproxy:8080)</text:p>
          </table:table-cell>
        </table:table-row>
        <table:table-row table:style-name="Tableau4.2">
          <table:table-cell table:style-name="Tableau4.A13" office:value-type="string">
            <text:p text:style-name="P55">ProxyUser-&lt;poste de travail&gt;</text:p>
          </table:table-cell>
          <table:table-cell table:style-name="Tableau4.B13" office:value-type="string">
            <text:p text:style-name="P55">Si le proxy demande une authentification, renseigner ici le login. </text:p>
          </table:table-cell>
        </table:table-row>
        <table:table-row table:style-name="Tableau4.2">
          <table:table-cell table:style-name="Tableau4.A13" office:value-type="string">
            <text:p text:style-name="P55">ProxyPwd-&lt;poste de travail&gt;</text:p>
          </table:table-cell>
          <table:table-cell table:style-name="Tableau4.B13" office:value-type="string">
            <text:p text:style-name="P55">Si le proxy demande une authentification, renseigner ici le mot de pase.</text:p>
          </table:table-cell>
        </table:table-row>
        <table:table-row table:style-name="Tableau4.2">
          <table:table-cell table:style-name="Tableau4.A13" office:value-type="string">
            <text:p text:style-name="P55">lastConfigUpdate</text:p>
          </table:table-cell>
          <table:table-cell table:style-name="Tableau4.B13" office:value-type="string">
            <text:p text:style-name="P55">Date de dernière vérification des configurations sur le serveur (format : AAAAMMJJHHMMSS)</text:p>
          </table:table-cell>
        </table:table-row>
        <table:table-row table:style-name="Tableau4.2">
          <table:table-cell table:style-name="Tableau4.A15" office:value-type="string">
            <text:p text:style-name="P55">recoveryInfos</text:p>
          </table:table-cell>
          <table:table-cell table:style-name="Tableau4.B15" office:value-type="string">
            <text:p text:style-name="P55">Informations techniques nécessaires à la procédure de secours. Ces informations sont créées à la première connexion, modifiées à chaque changement de mot de passe et ne doivent pas être effacées.</text:p>
            <text:p text:style-name="P62">À partir de la version v0.96</text:p>
          </table:table-cell>
        </table:table-row>
        <table:table-row table:style-name="Tableau4.2">
          <table:table-cell table:style-name="Tableau4.A15" office:value-type="string">
            <text:p text:style-name="P55">recoveryRunning</text:p>
          </table:table-cell>
          <table:table-cell table:style-name="Tableau4.B15" office:value-type="string">
            <text:p text:style-name="P55">Informations techniques générées lors du déclenchement de la procédure de secours. Ces informations sont effacées une fois la procédure terminée.</text:p>
            <text:p text:style-name="P62">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0639946"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103" text:outline-level="2"><text:bookmark-start text:name="__RefHeading__7411_675463258"/><text:soft-page-break/>Mise en place d’un serveur de configuration en interne<text:bookmark-end text:name="__RefHeading__7411_675463258"/></text:h>
      <text:p text:style-name="P13">Pré-requis : </text:p>
      <text:list xml:id="list40615536" text:continue-numbering="true" text:style-name="WW8Num1">
        <text:list-item>
          <text:p text:style-name="P114">PHP5</text:p>
        </text:list-item>
        <text:list-item>
          <text:p text:style-name="P114">MySQL5</text:p>
        </text:list-item>
      </text:list>
      <text:p text:style-name="P13"/>
      <text:p text:style-name="P36">Installation du service Web :</text:p>
      <text:list xml:id="list40641280" text:continue-numbering="true" text:style-name="WW8Num1">
        <text:list-item>
          <text:p text:style-name="P115">Déposer les fichiers admin.php, functions.php, util.php, variables.php et webservice5.php sur votre serveur php</text:p>
        </text:list-item>
      </text:list>
      <text:p text:style-name="P36"/>
      <text:p text:style-name="P36">Création de la base de données :</text:p>
      <text:p text:style-name="P21">CREATE DATABASE `swsso` DEFAULT CHARACTER SET utf8 COLLATE utf8_unicode_ci;</text:p>
      <text:p text:style-name="P36"/>
      <text:p text:style-name="P13">Création des tables :</text:p>
      <text:list xml:id="list40636986" text:continue-numbering="true" text:style-name="WW8Num1">
        <text:list-item>
          <text:p text:style-name="P114">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0623224" text:continue-numbering="true" text:style-name="WW8Num1">
        <text:list-item>
          <text:p text:style-name="ENUM-1">Modifier le fichier variables.php pour spécifier les éléments suivants :</text:p>
        </text:list-item>
      </text:list>
      <text:p text:style-name="P27">define("_HOST_", "dbserver"); <text:s text:c="4"/>&lt;- nom du serveur hébergeant la base</text:p>
      <text:p text:style-name="P27">define("_DB_", <text:s text:c="2"/>"dbname"); <text:s text:c="6"/>&lt;- nom de la base de données</text:p>
      <text:p text:style-name="P27">define("_USER_", "dbuser"); <text:s text:c="6"/>&lt;- utilisateur MySQL</text:p>
      <text:p text:style-name="P27">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40643050" text:continue-numbering="true" text:style-name="WW8Num1">
        <text:list-item>
          <text:p text:style-name="P114">Lancer la requête suivante depuis un navigateur :</text:p>
        </text:list-item>
      </text:list>
      <text:p text:style-name="P28">http://&lt;serveur&gt;/webservice5.php?action=isalive</text:p>
      <text:p text:style-name="P8">L’affichage doit être le suivant :</text:p>
      <text:p text:style-name="P28">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0640834" text:continue-numbering="true" text:style-name="WW8Num1">
        <text:list-item>
          <text:p text:style-name="ENUM-1">Un <text:span text:style-name="T17">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17">scénario</text:span> <text:span text:style-name="T17">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17">scénario</text:span> <text:span text:style-name="T17">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0644516" text:continue-numbering="true" text:style-name="WW8Num1">
        <text:list-item>
          <text:p text:style-name="ENUM-1">Dans un fichier <text:span text:style-name="T17">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18">.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18"><text:bookmark-ref text:reference-format="chapter" text:ref-name="_Ref252131283">3</text:bookmark-ref></text:span></text:span><text:span text:style-name="Strong_20_Emphasis"><text:span text:style-name="T18">.</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0643838"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0626787" text:continue-numbering="true" text:style-name="WW8Num1">
        <text:list-item>
          <text:p text:style-name="P114">Interdire à vos utilisateurs de voir ou modifier les options de configuration :</text:p>
        </text:list-item>
      </text:list>
      <text:p text:style-name="P8"><text:span text:style-name="Strong_20_Emphasis"><text:span text:style-name="T6">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0617225"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6">HKLM\SOFTWARE\swSSO\GlobalPolicy : ShowOptions = 0</text:span></text:span></text:p>
      <text:list xml:id="list40641283"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22">HKML\SOFTWARE\swSSO\GlobalPolicy : </text:span></text:span><text:span text:style-name="T23">ModifiyApplicationConfig = 0</text:span></text:p>
      <text:list xml:id="list4063539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12">GetAllConfigsAtFirstStart</text:span><text:span text:style-name="Strong_20_Emphasis"><text:span text:style-name="T6"> =1</text:span></text:span></text:p>
      <text:list xml:id="list40641067"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12">GetNewConfigsAtStart</text:span><text:span text:style-name="Strong_20_Emphasis"><text:span text:style-name="T6"> =1</text:span></text:span></text:p>
      <text:list xml:id="list40640111"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18">: </text:span></text:span><text:span text:style-name="T17">GetModifiedConfigsAtStart</text:span><text:span text:style-name="Strong_20_Emphasis"> =1</text:span></text:p>
      <text:list xml:id="list40638177" text:continue-numbering="true" text:style-name="WW8Num1">
        <text:list-item>
          <text:p text:style-name="ENUM-1">Désactiver les configurations archivées à chaque lancement :</text:p>
        </text:list-item>
      </text:list>
      <text:p text:style-name="ENUM-1_20_suite"><text:span text:style-name="Strong_20_Emphasis"><text:span text:style-name="T6">HKLM\SOFTWARE\swSSO\EnterpriseOptions </text:span></text:span><text:span text:style-name="Strong_20_Emphasis"><text:span text:style-name="T7">: </text:span></text:span><text:span text:style-name="T12">DisableArchivedConfigsAtStart</text:span><text:span text:style-name="Strong_20_Emphasis"><text:span text:style-name="T6">=1</text:span></text:span></text:p>
      <text:list xml:id="list4064294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18">: </text:span></text:span><text:span text:style-name="T17">AllowManagedConfigsDeletion</text:span><text:span text:style-name="Strong_20_Emphasis">=0</text:span></text:p>
      <text:list xml:id="list40628894"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6">HKLM\SOFTWARE\swSSO\EnterpriseOptions : CategoryManagement=1</text:span></text:span></text:p>
      <text:list xml:id="list40629616" text:continue-numbering="true" text:style-name="WW8Num1">
        <text:list-item>
          <text:p text:style-name="ENUM-1">Activer les configurations récupérées sur le serveur :</text:p>
        </text:list-item>
      </text:list>
      <text:p text:style-name="ENUM-1_20_suite"><text:span text:style-name="Strong_20_Emphasis"><text:span text:style-name="T6">HKLM\SOFTWARE\swSSO\EnterpriseOptions : </text:span></text:span><text:span text:style-name="Strong_20_Emphasis"><text:span text:style-name="T6">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0627989"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0625798"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0620805"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0621377"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0629970"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0622850"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6">HKEY_LOCAL_MACHINE\SOFTWARE\swSSO\EnterpriseOptions</text:span></text:span></text:p>
      <text:p text:style-name="Standard"><text:span text:style-name="Strong_20_Emphasis"><text:span text:style-name="T6"/></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9">Nom de la valeur</text:p>
            </table:table-cell>
            <table:table-cell table:style-name="Tableau5.A1" office:value-type="string">
              <text:p text:style-name="P29">Type</text:p>
            </table:table-cell>
            <table:table-cell table:style-name="Tableau5.A1" office:value-type="string">
              <text:p text:style-name="P29">Défaut</text:p>
            </table:table-cell>
            <table:table-cell table:style-name="Tableau5.D1" office:value-type="string">
              <text:p text:style-name="P29">Description</text:p>
            </table:table-cell>
          </table:table-row>
        </table:table-header-rows>
        <table:table-row table:style-name="Tableau5.2">
          <table:table-cell table:style-name="Tableau5.A11" office:value-type="string">
            <text:p text:style-name="P55">ServerAddress</text:p>
          </table:table-cell>
          <table:table-cell table:style-name="Tableau5.B11" office:value-type="string">
            <text:p text:style-name="P55">Chaîne</text:p>
          </table:table-cell>
          <table:table-cell table:style-name="Tableau5.C11" office:value-type="string">
            <text:p text:style-name="P55">www.swsso.fr</text:p>
          </table:table-cell>
          <table:table-cell table:style-name="Tableau5.D11" office:value-type="string">
            <text:p text:style-name="P55">Adresse du serveur de configuration.</text:p>
          </table:table-cell>
        </table:table-row>
        <table:table-row table:style-name="Tableau5.2">
          <table:table-cell table:style-name="Tableau5.A11" office:value-type="string">
            <text:p text:style-name="P55">WebServiceAddress</text:p>
          </table:table-cell>
          <table:table-cell table:style-name="Tableau5.B11" office:value-type="string">
            <text:p text:style-name="P55">Chaîne</text:p>
          </table:table-cell>
          <table:table-cell table:style-name="Tableau5.C11" office:value-type="string">
            <text:p text:style-name="P55">/server/<text:line-break/>webservice5.php</text:p>
          </table:table-cell>
          <table:table-cell table:style-name="Tableau5.D11" office:value-type="string">
            <text:p text:style-name="P55">Chemin relatif du webservice de configuration</text:p>
          </table:table-cell>
        </table:table-row>
        <table:table-row table:style-name="Tableau5.2">
          <table:table-cell table:style-name="Tableau5.A11" office:value-type="string">
            <text:p text:style-name="P55">CategoryManagemen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62">Disponible à partir de la version v0.91.</text:p>
          </table:table-cell>
        </table:table-row>
        <table:table-row table:style-name="Tableau5.2">
          <table:table-cell table:style-name="Tableau5.A11" office:value-type="string">
            <text:p text:style-name="P55">GetAllConfigsAtFirs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62">Disponible à partir de la version v0.91.</text:p>
          </table:table-cell>
        </table:table-row>
        <table:table-row table:style-name="Tableau5.2">
          <table:table-cell table:style-name="Tableau5.A11" office:value-type="string">
            <text:p text:style-name="P55">GetNewConfigsA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 chaque lancement de swSSO, récupère (1) / ne récupère pas (0) les nouvelles configurations ajoutées sur le serveur depuis le dernier lancement de swSSO.</text:p>
            <text:p text:style-name="P62">Disponible à partir de la version v0.91.</text:p>
          </table:table-cell>
        </table:table-row>
        <text:soft-page-break/>
        <table:table-row table:style-name="Tableau5.2">
          <table:table-cell table:style-name="Tableau5.A11" office:value-type="string">
            <text:p text:style-name="P55">GetModifiedConfigsA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 chaque lancement de swSSO, récupère (1) / ne récupère pas (0) les configurations modifiées sur le serveur depuis le dernier lancement de swSSO.</text:p>
            <text:p text:style-name="P62">Disponible à partir de la version v0.91.</text:p>
          </table:table-cell>
        </table:table-row>
        <table:table-row table:style-name="Tableau5.2">
          <table:table-cell table:style-name="Tableau5.A11" office:value-type="string">
            <text:p text:style-name="P55">DisableArchivedConfigsAtStart</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 chaque lancement de swSSO, désactive (1) / ne désactive pas (0) les configurations archivées sur le serveur depuis le dernier lancement de swSSO.</text:p>
            <text:p text:style-name="P62">Disponible à partir de la version v0.91.</text:p>
          </table:table-cell>
        </table:table-row>
        <table:table-row table:style-name="Tableau5.2">
          <table:table-cell table:style-name="Tableau5.A11" office:value-type="string">
            <text:p text:style-name="P55">AllowManagedConfigsDeletion</text:p>
          </table:table-cell>
          <table:table-cell table:style-name="Tableau5.B11" office:value-type="string">
            <text:p text:style-name="P55">DWORD</text:p>
          </table:table-cell>
          <table:table-cell table:style-name="Tableau5.C11" office:value-type="string">
            <text:p text:style-name="P55">1</text:p>
          </table:table-cell>
          <table:table-cell table:style-name="Tableau5.D11" office:value-type="string">
            <text:p text:style-name="P55">Autorise (1) / interdit (0) la suppression des configurations récupérées depuis le serveur ou uploadées vers le serveur. </text:p>
            <text:p text:style-name="P62">Disponible à partir de la version v0.91.</text:p>
          </table:table-cell>
        </table:table-row>
        <table:table-row table:style-name="Tableau5.2">
          <table:table-cell table:style-name="Tableau5.A11" office:value-type="string">
            <text:p text:style-name="P55">ActivateNewConfigs</text:p>
          </table:table-cell>
          <table:table-cell table:style-name="Tableau5.B11" office:value-type="string">
            <text:p text:style-name="P55">DWORD</text:p>
          </table:table-cell>
          <table:table-cell table:style-name="Tableau5.C11" office:value-type="string">
            <text:p text:style-name="P55">0</text:p>
          </table:table-cell>
          <table:table-cell table:style-name="Tableau5.D11" office:value-type="string">
            <text:p text:style-name="P55">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62">Disponible à partir de la version v0.91.</text:p>
          </table:table-cell>
        </table:table-row>
        <table:table-row table:style-name="Tableau5.2">
          <table:table-cell table:style-name="Tableau5.A11" office:value-type="string">
            <text:p text:style-name="P55">DisplayConfigsNotifications</text:p>
          </table:table-cell>
          <table:table-cell table:style-name="Tableau5.B11" office:value-type="string">
            <text:p text:style-name="P55">DWORD</text:p>
          </table:table-cell>
          <table:table-cell table:style-name="Tableau5.C11" office:value-type="string">
            <text:p text:style-name="P55">1</text:p>
          </table:table-cell>
          <table:table-cell table:style-name="Tableau5.D11" office:value-type="string">
            <text:p text:style-name="P55">Affiche (1) / n’affiche pas (0) les messages de notification d’ajout / modification / suppression des configurations au démarrage.</text:p>
            <text:p text:style-name="P62">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6">HKEY_LOCAL_MACHINE\SOFTWARE\swSSO\ExcludedWindows</text:span></text:span></text:p>
      <text:p text:style-name="P3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9">Nom de la valeur</text:p>
          </table:table-cell>
          <table:table-cell table:style-name="Tableau6.A1" office:value-type="string">
            <text:p text:style-name="P29">Type</text:p>
          </table:table-cell>
          <table:table-cell table:style-name="Tableau6.C1" office:value-type="string">
            <text:p text:style-name="P29">Description</text:p>
          </table:table-cell>
        </table:table-row>
        <table:table-row table:style-name="Tableau6.2">
          <table:table-cell table:style-name="Tableau6.A4" office:value-type="string">
            <text:p text:style-name="P55">0</text:p>
          </table:table-cell>
          <table:table-cell table:style-name="Tableau6.B4" office:value-type="string">
            <text:p text:style-name="P55">Chaîne</text:p>
          </table:table-cell>
          <table:table-cell table:style-name="Tableau6.C4" office:value-type="string">
            <text:p text:style-name="P55">Titre de la 1<text:span text:style-name="T24">ère</text:span> fenêtre à exclure</text:p>
          </table:table-cell>
        </table:table-row>
        <table:table-row table:style-name="Tableau6.2">
          <table:table-cell table:style-name="Tableau6.A4" office:value-type="string">
            <text:p text:style-name="P55">…</text:p>
          </table:table-cell>
          <table:table-cell table:style-name="Tableau6.B4" office:value-type="string">
            <text:p text:style-name="P55">…</text:p>
          </table:table-cell>
          <table:table-cell table:style-name="Tableau6.C4" office:value-type="string">
            <text:p text:style-name="P55">…</text:p>
          </table:table-cell>
        </table:table-row>
        <table:table-row table:style-name="Tableau6.2">
          <table:table-cell table:style-name="Tableau6.A4" office:value-type="string">
            <text:p text:style-name="P55">9</text:p>
          </table:table-cell>
          <table:table-cell table:style-name="Tableau6.B4" office:value-type="string">
            <text:p text:style-name="P55">Chaîne</text:p>
          </table:table-cell>
          <table:table-cell table:style-name="Tableau6.C4" office:value-type="string">
            <text:p text:style-name="P55">Titre de la 10<text:span text:style-name="T24">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6">HKEY_LOCAL_MACHINE\SOFTWARE\swSSO\PasswordPolicy :</text:span></text:span><text:span text:style-name="T6"> </text:span></text:p>
      <text:p text:style-name="P38"/>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9">Nom de la valeur</text:p>
            </table:table-cell>
            <table:table-cell table:style-name="Tableau7.A1" office:value-type="string">
              <text:p text:style-name="P29">Type</text:p>
            </table:table-cell>
            <table:table-cell table:style-name="Tableau7.A1" office:value-type="string">
              <text:p text:style-name="P29">Défaut</text:p>
            </table:table-cell>
            <table:table-cell table:style-name="Tableau7.D1" office:value-type="string">
              <text:p text:style-name="P29">Description</text:p>
            </table:table-cell>
          </table:table-row>
        </table:table-header-rows>
        <table:table-row table:style-name="Tableau7.2">
          <table:table-cell table:style-name="Tableau7.A12" office:value-type="string">
            <text:p text:style-name="P70">MinLength </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caractères</text:p>
          </table:table-cell>
        </table:table-row>
        <table:table-row table:style-name="Tableau7.2">
          <table:table-cell table:style-name="Tableau7.A12" office:value-type="string">
            <text:p text:style-name="P70">MinLetter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lettres (a-z / A-Z) </text:p>
          </table:table-cell>
        </table:table-row>
        <table:table-row table:style-name="Tableau7.2">
          <table:table-cell table:style-name="Tableau7.A12" office:value-type="string">
            <text:p text:style-name="P70">MinNumber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chiffres (0-9)</text:p>
          </table:table-cell>
        </table:table-row>
        <table:table-row table:style-name="Tableau7.2">
          <table:table-cell table:style-name="Tableau7.A12" office:value-type="string">
            <text:p text:style-name="P70">MinSpecialChar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caractères spéciaux (tous caractères autres que lettres et chiffres)</text:p>
          </table:table-cell>
        </table:table-row>
        <table:table-row table:style-name="Tableau7.2">
          <table:table-cell table:style-name="Tableau7.A12" office:value-type="string">
            <text:p text:style-name="P70">IdMaxCommonChars</text:p>
          </table:table-cell>
          <table:table-cell table:style-name="Tableau7.B12" office:value-type="string">
            <text:p text:style-name="P70">DWORD</text:p>
          </table:table-cell>
          <table:table-cell table:style-name="Tableau7.C12" office:value-type="string">
            <text:p text:style-name="P70">-1</text:p>
          </table:table-cell>
          <table:table-cell table:style-name="Tableau7.D12" office:value-type="string">
            <text:p text:style-name="P70">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70">MinUpperCas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minuscules (a-z)</text:p>
          </table:table-cell>
        </table:table-row>
        <table:table-row table:style-name="Tableau7.2">
          <table:table-cell table:style-name="Tableau7.A12" office:value-type="string">
            <text:p text:style-name="P70">MinLowerCas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Nombre minimum de majuscules (A-Z)</text:p>
          </table:table-cell>
        </table:table-row>
        <table:table-row table:style-name="Tableau7.2">
          <table:table-cell table:style-name="Tableau7.A12" office:value-type="string">
            <text:p text:style-name="P70">MaxAg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Durée maximale de validité du mot de passe. Le changement du mot de passe est imposé à l'utilisateur au-delà de cette période. </text:p>
            <text:p text:style-name="P69">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70">MinAge</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70">Message</text:p>
          </table:table-cell>
          <table:table-cell table:style-name="Tableau7.B12" office:value-type="string">
            <text:p text:style-name="P70">Chaîne</text:p>
          </table:table-cell>
          <table:table-cell table:style-name="Tableau7.C12" office:value-type="string">
            <text:p text:style-name="P70">-&gt;</text:p>
          </table:table-cell>
          <table:table-cell table:style-name="Tableau7.D12" office:value-type="string">
            <text:p text:style-name="P70">Si vous souhaitez afficher un message personnalisé à vos utilisateurs lorsque leur mot de passe ne satisfait pas aux exigences de votre politique, saisissez-le ici. A défaut, swSSO affichera ce message :</text:p>
            <text:p text:style-name="P69">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70">MinRules</text:p>
          </table:table-cell>
          <table:table-cell table:style-name="Tableau7.B12" office:value-type="string">
            <text:p text:style-name="P70">DWORD</text:p>
          </table:table-cell>
          <table:table-cell table:style-name="Tableau7.C12" office:value-type="string">
            <text:p text:style-name="P70">0</text:p>
          </table:table-cell>
          <table:table-cell table:style-name="Tableau7.D12" office:value-type="string">
            <text:p text:style-name="P70">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_RefHeading__7433_675463258"/><text:bookmark-start text:name="_Ref244420676"/>Bridage de l’interface graphique de configuration<text:bookmark-end text:name="__RefHeading__7433_675463258"/><text:bookmark-end text:name="_Ref244420676"/></text:h>
      <text:p text:style-name="Standard"><text:span text:style-name="Strong_20_Emphasis"><text:span text:style-name="T6">HKEY_LOCAL_MACHINE\SOFTWARE\swSSO\GlobalPolicy :</text:span></text:span></text:p>
      <text:p text:style-name="P38"/>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9">Nom de la valeur</text:p>
            </table:table-cell>
            <table:table-cell table:style-name="Tableau8.A1" office:value-type="string">
              <text:p text:style-name="P29">Type</text:p>
            </table:table-cell>
            <table:table-cell table:style-name="Tableau8.A1" office:value-type="string">
              <text:p text:style-name="P29">Défaut</text:p>
            </table:table-cell>
            <table:table-cell table:style-name="Tableau8.D1" office:value-type="string">
              <text:p text:style-name="P29">Description</text:p>
            </table:table-cell>
          </table:table-row>
        </table:table-header-rows>
        <table:table-row table:style-name="Tableau8.2">
          <table:table-cell table:style-name="Tableau8.A18" office:value-type="string">
            <text:p text:style-name="P55">ShowOptions</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onglet Options dans la fenêtre de propriétés.</text:p>
          </table:table-cell>
        </table:table-row>
        <table:table-row table:style-name="Tableau8.2">
          <table:table-cell table:style-name="Tableau8.A18" office:value-type="string">
            <text:p text:style-name="P55">ViewConfigFilePath</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 chemin complet du fichier swsso.ini dans l'onglet "A propos"</text:p>
          </table:table-cell>
        </table:table-row>
        <table:table-row table:style-name="Tableau8.2">
          <table:table-cell table:style-name="Tableau8.A18" office:value-type="string">
            <text:p text:style-name="P55">OpenConfigFile</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 bouton Ouvrir dans l'onglet "A propos"</text:p>
          </table:table-cell>
        </table:table-row>
        <table:table-row table:style-name="Tableau8.2">
          <table:table-cell table:style-name="Tableau8.A18" office:value-type="string">
            <text:p text:style-name="P55">SavePortal</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 bouton "Parcourir" dans l'onglet "A propos"</text:p>
          </table:table-cell>
        </table:table-row>
        <table:table-row table:style-name="Tableau8.2">
          <table:table-cell table:style-name="Tableau8.A18" office:value-type="string">
            <text:p text:style-name="P55">SessionLock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Désactiver swSSO lorsque je verrouille ma session Windows" </text:p>
          </table:table-cell>
        </table:table-row>
        <table:table-row table:style-name="Tableau8.2">
          <table:table-cell table:style-name="Tableau8.A18" office:value-type="string">
            <text:p text:style-name="P55">CheckVersion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Vérifier les mises à jour au démarrage"</text:p>
          </table:table-cell>
        </table:table-row>
        <table:table-row table:style-name="Tableau8.2">
          <table:table-cell table:style-name="Tableau8.A18" office:value-type="string">
            <text:p text:style-name="P55">GetConfig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Récupérer les informations de configuration..."</text:p>
          </table:table-cell>
        </table:table-row>
        <text:soft-page-break/>
        <table:table-row table:style-name="Tableau8.2">
          <table:table-cell table:style-name="Tableau8.A18" office:value-type="string">
            <text:p text:style-name="P55">ManualPutConfig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 l'option "Sur demande, mettre à disposition mes informations de configuration..."</text:p>
            <text:p text:style-name="P62">Disponible à partir de la version v0.89.</text:p>
          </table:table-cell>
        </table:table-row>
        <table:table-row table:style-name="Tableau8.2">
          <table:table-cell table:style-name="Tableau8.A18" office:value-type="string">
            <text:p text:style-name="P55">Proxy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s paramètres proxy</text:p>
          </table:table-cell>
        </table:table-row>
        <table:table-row table:style-name="Tableau8.2">
          <table:table-cell table:style-name="Tableau8.A18" office:value-type="string">
            <text:p text:style-name="P55">ShowPassword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a loupe qui permet à l'utilisateur de visualiser le mot de passe d'une application ou d'un site. </text:p>
          </table:table-cell>
        </table:table-row>
        <table:table-row table:style-name="Tableau8.2">
          <table:table-cell table:style-name="Tableau8.A18" office:value-type="string">
            <text:p text:style-name="P55">SavePasswordOption</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55">PasswordChoiceLevel</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17">valeur disponible à partir de la version v0.96</text:span>)</text:p>
          </table:table-cell>
        </table:table-row>
        <table:table-row table:style-name="Tableau8.2">
          <table:table-cell table:style-name="Tableau8.A18" office:value-type="string">
            <text:p text:style-name="P55">ViewApplicationConfig</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ffiche (1) / masque (0) les onglets "Configuration" et "Champs complémentaires" de la fenêtre "Gestion des sites et applications".</text:p>
            <text:p text:style-name="P62">Disponible à partir de la version v0.86.</text:p>
          </table:table-cell>
        </table:table-row>
        <table:table-row table:style-name="Tableau8.2">
          <table:table-cell table:style-name="Tableau8.A18" office:value-type="string">
            <text:p text:style-name="P55">ModifyApplicationConfig</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Autorise (1) / interdit (0) la modification des paramètres affichés dans les onglets "Configuration" et "Champs complémentaires" de la fenêtre "Gestion des sites et applications".</text:p>
            <text:p text:style-name="Tableau_20__28_normal_29_"><text:span text:style-name="T17">Disponible à partir de la version v0.86</text:span>.</text:p>
          </table:table-cell>
        </table:table-row>
        <table:table-row table:style-name="Tableau8.2">
          <table:table-cell table:style-name="Tableau8.A18" office:value-type="string">
            <text:p text:style-name="P55">ShowChangeCategIdsMenu</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17">Disponible à partir de la version 0.91</text:span>.</text:p>
          </table:table-cell>
        </table:table-row>
        <text:soft-page-break/>
        <table:table-row table:style-name="Tableau8.2">
          <table:table-cell table:style-name="Tableau8.A18" office:value-type="string">
            <text:p text:style-name="P55">ShowLaunchAppMenu</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62">Disponible à partir de la version v0.91.</text:p>
          </table:table-cell>
        </table:table-row>
        <table:table-row table:style-name="Tableau8.2">
          <table:table-cell table:style-name="Tableau8.A18" office:value-type="string">
            <text:p text:style-name="P55">ShowAddAppMenu</text:p>
          </table:table-cell>
          <table:table-cell table:style-name="Tableau8.B18" office:value-type="string">
            <text:p text:style-name="P55">DWORD</text:p>
          </table:table-cell>
          <table:table-cell table:style-name="Tableau8.C18" office:value-type="string">
            <text:p text:style-name="P55">1</text:p>
          </table:table-cell>
          <table:table-cell table:style-name="Tableau8.D18" office:value-type="string">
            <text:p text:style-name="P55">Montre (1) / cache (0) <text:span text:style-name="T26">l'item « Ajouter une application » dans le menu clic-droit de la fenêtre de gestion des sites et applications</text:span>.</text:p>
            <text:p text:style-name="P62">Disponible à partir de la version v0.92, <text:span text:style-name="T4">modifiée en v0.99 </text:span><text:span text:style-name="T19">(cf. ShowAddThisApp)</text:span></text:p>
          </table:table-cell>
        </table:table-row>
        <table:table-row table:style-name="Tableau8.2">
          <table:table-cell table:style-name="Tableau8.A28" office:value-type="string">
            <text:p text:style-name="P74">ShowEnableDisabl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6">les items « Activer » et « Désactiver » dans le menu clic-droit de la fenêtre de gestion des sites et applications.</text:span></text:p>
            <text:p text:style-name="P65">Disponible à partir de la version v0.9<text:span text:style-name="T27">7</text:span>.</text:p>
          </table:table-cell>
        </table:table-row>
        <table:table-row table:style-name="Tableau8.2">
          <table:table-cell table:style-name="Tableau8.A28" office:value-type="string">
            <text:p text:style-name="P74">ShowRenam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text:span text:style-name="T26">l'item </text:span>« <text:span text:style-name="T26">Renommer</text:span> » <text:span text:style-name="T26">dans le menu clic-droit de la fenêtre de gestion des sites et applications</text:span>.</text:p>
            <text:p text:style-name="P65">Disponible à partir de la version v0.9<text:span text:style-name="T27">7</text:span>.</text:p>
          </table:table-cell>
        </table:table-row>
        <table:table-row table:style-name="Tableau8.2">
          <table:table-cell table:style-name="Tableau8.A28" office:value-type="string">
            <text:p text:style-name="P74">ShowMov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6">l'item</text:span> « <text:span text:style-name="T26">Déplacer vers</text:span> » <text:span text:style-name="T26">dans le menu clic-droit de la fenêtre de gestion des sites et applications</text:span>.</text:p>
            <text:p text:style-name="P65">Disponible à partir de la version v0.9<text:span text:style-name="T27">7</text:span>.</text:p>
          </table:table-cell>
        </table:table-row>
        <table:table-row table:style-name="Tableau8.2">
          <table:table-cell table:style-name="Tableau8.A28" office:value-type="string">
            <text:p text:style-name="P74">ShowDelet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6">l'item</text:span> « <text:span text:style-name="T26">Supprimer</text:span> » <text:span text:style-name="T26">dans le menu clic-droit de la fenêtre de gestion des sites et applications</text:span>.</text:p>
            <text:p text:style-name="P65">Disponible à partir de la version v0.9<text:span text:style-name="T27">7</text:span>.</text:p>
          </table:table-cell>
        </table:table-row>
        <table:table-row table:style-name="Tableau8.2">
          <table:table-cell table:style-name="Tableau8.A28" office:value-type="string">
            <text:p text:style-name="P74">ShowAddCateg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6">l'item</text:span> « Ajouter <text:span text:style-name="T26">une catégorie</text:span> » <text:span text:style-name="T26">dans le menu clic-droit de la fenêtre de gestion des sites et applications</text:span>.</text:p>
            <text:p text:style-name="P65">Disponible à partir de la version v0.9<text:span text:style-name="T27">7</text:span>.</text:p>
          </table:table-cell>
        </table:table-row>
        <table:table-row table:style-name="Tableau8.2">
          <table:table-cell table:style-name="Tableau8.A28" office:value-type="string">
            <text:p text:style-name="P74">ShowDuplicate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6">l'item</text:span> « <text:span text:style-name="T26">Dupliquer</text:span> » <text:span text:style-name="T26">dans le menu clic-droit de la fenêtre de gestion des sites et applications</text:span>.</text:p>
            <text:p text:style-name="P65">Disponible à partir de la version v0.9<text:span text:style-name="T27">7</text:span>.</text:p>
          </table:table-cell>
        </table:table-row>
        <table:table-row table:style-name="Tableau8.2">
          <table:table-cell table:style-name="Tableau8.A28" office:value-type="string">
            <text:p text:style-name="P74">ShowAddAccountMenu</text:p>
          </table:table-cell>
          <table:table-cell table:style-name="Tableau8.B28" office:value-type="string">
            <text:p text:style-name="P56">DWORD</text:p>
          </table:table-cell>
          <table:table-cell table:style-name="Tableau8.C28" office:value-type="string">
            <text:p text:style-name="P56">1</text:p>
          </table:table-cell>
          <table:table-cell table:style-name="Tableau8.D28" office:value-type="string">
            <text:p text:style-name="P56">Montre (1) / cache (0) <text:span text:style-name="T26">l'item</text:span> « Ajouter <text:span text:style-name="T26">un compte</text:span> » <text:span text:style-name="T26">dans le menu clic-droit de la fenêtre de gestion des sites et applications</text:span>.</text:p>
            <text:p text:style-name="P65">Disponible à partir de la version v0.9<text:span text:style-name="T27">7</text:span>.</text:p>
          </table:table-cell>
        </table:table-row>
        <table:table-row table:style-name="Tableau8.2">
          <table:table-cell table:style-name="Tableau8.A28" office:value-type="string">
            <text:p text:style-name="P55">ShowAdd<text:span text:style-name="T4">This</text:span>AppMenu</text:p>
          </table:table-cell>
          <table:table-cell table:style-name="Tableau8.B28" office:value-type="string">
            <text:p text:style-name="P55">DWORD</text:p>
          </table:table-cell>
          <table:table-cell table:style-name="Tableau8.C28" office:value-type="string">
            <text:p text:style-name="P55">1</text:p>
          </table:table-cell>
          <table:table-cell table:style-name="Tableau8.D28" office:value-type="string">
            <text:p text:style-name="P55">Montre (1) / cache (0) <text:span text:style-name="T26">l'item </text:span>« Ajouter cette application » <text:span text:style-name="T26">dans le menu clic-droit de l'icône swSSO</text:span>.</text:p>
            <text:p text:style-name="P62">Disponible à partir de la version v0.9<text:span text:style-name="T4">9</text:span>.</text:p>
          </table:table-cell>
        </table:table-row>
        <text:soft-page-break/>
        <table:table-row table:style-name="Tableau8.2">
          <table:table-cell table:style-name="Tableau8.A28" office:value-type="string">
            <text:p text:style-name="P76">ShowChangeAppP<text:span text:style-name="T34">w</text:span>dMenu</text:p>
          </table:table-cell>
          <table:table-cell table:style-name="Tableau8.B28" office:value-type="string">
            <text:p text:style-name="P55">DWORD</text:p>
          </table:table-cell>
          <table:table-cell table:style-name="Tableau8.C28" office:value-type="string">
            <text:p text:style-name="P77">0</text:p>
          </table:table-cell>
          <table:table-cell table:style-name="Tableau8.D28" office:value-type="string">
            <text:p text:style-name="P57">Montre (1) / cache (0) <text:span text:style-name="T26">l'item </text:span>« <text:span text:style-name="T33">Changer le mot de passe de</text:span> cette application » <text:span text:style-name="T26">dans le menu clic-droit de l'icône swSSO</text:span>.</text:p>
            <text:p text:style-name="P66">Disponible à partir de la version v0.9<text:span text:style-name="T4">9</text:span>.</text:p>
          </table:table-cell>
        </table:table-row>
        <table:table-row table:style-name="Tableau8.2">
          <table:table-cell table:style-name="Tableau8.A28" office:value-type="string">
            <text:p text:style-name="P81"><text:span text:style-name="T34">O</text:span>ldPwdAutoFill</text:p>
          </table:table-cell>
          <table:table-cell table:style-name="Tableau8.B28" office:value-type="string">
            <text:p text:style-name="P78">DWORD</text:p>
          </table:table-cell>
          <table:table-cell table:style-name="Tableau8.C28" office:value-type="string">
            <text:p text:style-name="P80">0</text:p>
          </table:table-cell>
          <table:table-cell table:style-name="Tableau8.D28" office:value-type="string">
            <text:p text:style-name="P80">Essaie (1) / n'essaie pas (0) de remplir à l'aveugle le champ ancien mot de passe dans la procédure d'assistance au changement de mot de passe</text:p>
            <text:p text:style-name="P79"><text:span text:style-name="T34">Disponible à partir de la version v0.9</text:span><text:span text:style-name="T4">9</text:span><text:span text:style-name="T34">.</text:span></text:p>
          </table:table-cell>
        </table:table-row>
      </table:tabl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6">HKEY_LOCAL_MACHINE\SOFTWARE\swSSO\EnterpriseOptions</text:span></text:span></text:p>
      <text:p text:style-name="P38"/>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9">Nom de la valeur</text:p>
            </table:table-cell>
            <table:table-cell table:style-name="Tableau9.A1" office:value-type="string">
              <text:p text:style-name="P29">Type</text:p>
            </table:table-cell>
            <table:table-cell table:style-name="Tableau9.A1" office:value-type="string">
              <text:p text:style-name="P29">Défaut</text:p>
            </table:table-cell>
            <table:table-cell table:style-name="Tableau9.D1" office:value-type="string">
              <text:p text:style-name="P29">Description</text:p>
            </table:table-cell>
          </table:table-row>
        </table:table-header-rows>
        <table:table-row table:style-name="Tableau9.2">
          <table:table-cell table:style-name="Tableau9.A4" office:value-type="string">
            <text:p text:style-name="P55">ErrorMessageIniFile<text:tab/></text:p>
            <text:p text:style-name="Tableau_20__28_normal_29_"><text:tab/><text:tab/></text:p>
          </table:table-cell>
          <table:table-cell table:style-name="Tableau9.B4" office:value-type="string">
            <text:p text:style-name="P55">Chaîne</text:p>
          </table:table-cell>
          <table:table-cell table:style-name="Tableau9.C4" office:value-type="string">
            <text:p text:style-name="P60">-&gt;</text:p>
          </table:table-cell>
          <table:table-cell table:style-name="Tableau9.D4" office:value-type="string">
            <text:p text:style-name="P55">Message affiché lorsque la lecture du fichier swsso.ini échoue au démarrage de swSSO. <text:span text:style-name="T37">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55">ErrorMessageServerNotAvailable</text:p>
          </table:table-cell>
          <table:table-cell table:style-name="Tableau9.B4" office:value-type="string">
            <text:p text:style-name="P55">Chaîne</text:p>
          </table:table-cell>
          <table:table-cell table:style-name="Tableau9.C4" office:value-type="string">
            <text:p text:style-name="P60">-&gt;</text:p>
          </table:table-cell>
          <table:table-cell table:style-name="Tableau9.D4" office:value-type="string">
            <text:p text:style-name="P59">Message affiché lorsque le serveur de configuration n’est pas joignable. <text:span text:style-name="T3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55">ErrorMessageConfigNotFound</text:p>
          </table:table-cell>
          <table:table-cell table:style-name="Tableau9.B4" office:value-type="string">
            <text:p text:style-name="P55">Chaîne</text:p>
          </table:table-cell>
          <table:table-cell table:style-name="Tableau9.C4" office:value-type="string">
            <text:p text:style-name="P60">-&gt;</text:p>
          </table:table-cell>
          <table:table-cell table:style-name="Tableau9.D4" office:value-type="string">
            <text:p text:style-name="P59">Message affiché lorsque la configuration demandée par l’utilisateur (menu « Ajouter cette application ») n’existe pas sur le serveur. </text:p>
            <text:p text:style-name="P59"><text:span text:style-name="T3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85"><text:span text:style-name="T37">S</text:span>i vous <text:span text:style-name="T37">définissez</text:span> ce<text:span text:style-name="T37">tte</text:span> <text:span text:style-name="T37">valeur, les boutons oui / non sont remplacés par un unique bouton OK</text:span>. <text:span text:style-name="T37">L'utilisateur ne pourra alors pas faire la configuration manuellement.</text:span></text:p>
          </table:table-cell>
        </table:table-row>
      </table:table>
      <text:h text:style-name="Heading_20_2" text:outline-level="2" text:is-list-header="true"/>
      <text:h text:style-name="P104" text:outline-level="2"><text:bookmark-start text:name="__RefHeading__4159_910541852"/>Logs<text:bookmark-end text:name="__RefHeading__4159_910541852"/></text:h>
      <text:p text:style-name="Standard">Les événements tracés par <text:span text:style-name="T17">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33">Identifiant</text:p>
            </table:table-cell>
            <table:table-cell table:style-name="Tableau12.A1" office:value-type="string">
              <text:p text:style-name="P33">Type</text:p>
            </table:table-cell>
            <table:table-cell table:style-name="Tableau12.C1" office:value-type="string">
              <text:p text:style-name="P33">Message</text:p>
            </table:table-cell>
          </table:table-row>
        </table:table-header-rows>
        <table:table-row table:style-name="Tableau12.1">
          <table:table-cell table:style-name="Tableau12.A2" office:value-type="float" office:value="1">
            <text:p text:style-name="P71">1</text:p>
          </table:table-cell>
          <table:table-cell table:style-name="Tableau12.B4" office:value-type="string">
            <text:p text:style-name="P71">Information</text:p>
          </table:table-cell>
          <table:table-cell table:style-name="Tableau12.C4" office:value-type="string">
            <text:p text:style-name="P71">Authentification primaire réussie</text:p>
          </table:table-cell>
        </table:table-row>
        <table:table-row table:style-name="Tableau12.1">
          <table:table-cell table:style-name="Tableau12.A3" office:value-type="float" office:value="2">
            <text:p text:style-name="P71">2</text:p>
          </table:table-cell>
          <table:table-cell table:style-name="Tableau12.B4" office:value-type="string">
            <text:p text:style-name="P71">Information</text:p>
          </table:table-cell>
          <table:table-cell table:style-name="Tableau12.C4" office:value-type="string">
            <text:p text:style-name="P71">Arrêt de swSSO</text:p>
          </table:table-cell>
        </table:table-row>
        <table:table-row table:style-name="Tableau12.1">
          <table:table-cell table:style-name="Tableau12.A4" office:value-type="float" office:value="3">
            <text:p text:style-name="P71">3</text:p>
          </table:table-cell>
          <table:table-cell table:style-name="Tableau12.B4" office:value-type="string">
            <text:p text:style-name="P71">Avertissement</text:p>
          </table:table-cell>
          <table:table-cell table:style-name="Tableau12.C4" office:value-type="string">
            <text:p text:style-name="P71">Echec d'authentification primaire : mot de passe incorrect</text:p>
          </table:table-cell>
        </table:table-row>
        <table:table-row table:style-name="Tableau12.1">
          <table:table-cell table:style-name="Tableau12.A5" office:value-type="float" office:value="4">
            <text:p text:style-name="P71">4</text:p>
          </table:table-cell>
          <table:table-cell table:style-name="Tableau12.B20" office:value-type="string">
            <text:p text:style-name="P71">Information</text:p>
          </table:table-cell>
          <table:table-cell table:style-name="Tableau12.C20" office:value-type="string">
            <text:p text:style-name="P71">Authentification sur l'application &lt;NOM APPLICATION&gt; avec l'identifiant &lt;IDENTIFIANT&gt;</text:p>
          </table:table-cell>
        </table:table-row>
        <table:table-row table:style-name="Tableau12.1">
          <table:table-cell table:style-name="Tableau12.A6" office:value-type="float" office:value="5">
            <text:p text:style-name="P71">5</text:p>
          </table:table-cell>
          <table:table-cell table:style-name="Tableau12.B20" office:value-type="string">
            <text:p text:style-name="P71">Avertissement</text:p>
          </table:table-cell>
          <table:table-cell table:style-name="Tableau12.C20" office:value-type="string">
            <text:p text:style-name="P71">Échec d'authentification sur l'application &lt;NOM APPLICATION&gt; avec l'identifiant &lt;IDENTIFIANT&gt;</text:p>
          </table:table-cell>
        </table:table-row>
        <table:table-row table:style-name="Tableau12.1">
          <table:table-cell table:style-name="Tableau12.A7" office:value-type="float" office:value="6">
            <text:p text:style-name="P71">6</text:p>
          </table:table-cell>
          <table:table-cell table:style-name="Tableau12.B20" office:value-type="string">
            <text:p text:style-name="P71">Erreur</text:p>
          </table:table-cell>
          <table:table-cell table:style-name="Tableau12.C20" office:value-type="string">
            <text:p text:style-name="P71">Fichier &lt;chemin complet du fichier .ini&gt; corrompu</text:p>
          </table:table-cell>
        </table:table-row>
        <table:table-row table:style-name="Tableau12.1">
          <table:table-cell table:style-name="Tableau12.A8" office:value-type="float" office:value="7">
            <text:p text:style-name="P71">7</text:p>
          </table:table-cell>
          <table:table-cell table:style-name="Tableau12.B20" office:value-type="string">
            <text:p text:style-name="P71">Erreur</text:p>
          </table:table-cell>
          <table:table-cell table:style-name="Tableau12.C20" office:value-type="string">
            <text:p text:style-name="P71">Erreur technique - Impossible de démarrer swSSO</text:p>
          </table:table-cell>
        </table:table-row>
        <table:table-row table:style-name="Tableau12.1">
          <table:table-cell table:style-name="Tableau12.A9" office:value-type="float" office:value="8">
            <text:p text:style-name="P71">8</text:p>
          </table:table-cell>
          <table:table-cell table:style-name="Tableau12.B20" office:value-type="string">
            <text:p text:style-name="P71">Information</text:p>
          </table:table-cell>
          <table:table-cell table:style-name="Tableau12.C20" office:value-type="string">
            <text:p text:style-name="P71">Verrouillage de swSSO</text:p>
          </table:table-cell>
        </table:table-row>
        <table:table-row table:style-name="Tableau12.1">
          <table:table-cell table:style-name="Tableau12.A10" office:value-type="float" office:value="9">
            <text:p text:style-name="P71">9</text:p>
          </table:table-cell>
          <table:table-cell table:style-name="Tableau12.B20" office:value-type="string">
            <text:p text:style-name="P71">Information</text:p>
          </table:table-cell>
          <table:table-cell table:style-name="Tableau12.C20" office:value-type="string">
            <text:p text:style-name="P71">Déverrouillage réussi</text:p>
          </table:table-cell>
        </table:table-row>
        <table:table-row table:style-name="Tableau12.1">
          <table:table-cell table:style-name="Tableau12.A11" office:value-type="float" office:value="10">
            <text:p text:style-name="P71">10</text:p>
          </table:table-cell>
          <table:table-cell table:style-name="Tableau12.B20" office:value-type="string">
            <text:p text:style-name="P71">Avertissement</text:p>
          </table:table-cell>
          <table:table-cell table:style-name="Tableau12.C20" office:value-type="string">
            <text:p text:style-name="P71">Échec de déverrouillage : mot de passe incorrect</text:p>
          </table:table-cell>
        </table:table-row>
        <table:table-row table:style-name="Tableau12.1">
          <table:table-cell table:style-name="Tableau12.A12" office:value-type="float" office:value="11">
            <text:p text:style-name="P71">11</text:p>
          </table:table-cell>
          <table:table-cell table:style-name="Tableau12.B20" office:value-type="string">
            <text:p text:style-name="P71">Information</text:p>
          </table:table-cell>
          <table:table-cell table:style-name="Tableau12.C20" office:value-type="string">
            <text:p text:style-name="P71">Changement du mot de passe primaire réussi</text:p>
          </table:table-cell>
        </table:table-row>
        <table:table-row table:style-name="Tableau12.1">
          <table:table-cell table:style-name="Tableau12.A13" office:value-type="float" office:value="12">
            <text:p text:style-name="P71">12</text:p>
          </table:table-cell>
          <table:table-cell table:style-name="Tableau12.B20" office:value-type="string">
            <text:p text:style-name="P71">Avertissement</text:p>
          </table:table-cell>
          <table:table-cell table:style-name="Tableau12.C20" office:value-type="string">
            <text:p text:style-name="P71">Échec de changement de mot de passe primaire : ancien mot de passe incorrect</text:p>
          </table:table-cell>
        </table:table-row>
        <table:table-row table:style-name="Tableau12.1">
          <table:table-cell table:style-name="Tableau12.A14" office:value-type="float" office:value="13">
            <text:p text:style-name="P71">13</text:p>
          </table:table-cell>
          <table:table-cell table:style-name="Tableau12.B20" office:value-type="string">
            <text:p text:style-name="P71">Erreur</text:p>
          </table:table-cell>
          <table:table-cell table:style-name="Tableau12.C20" office:value-type="string">
            <text:p text:style-name="P71">Échec de changement de mot de passe primaire : erreur technique</text:p>
          </table:table-cell>
        </table:table-row>
        <table:table-row table:style-name="Tableau12.1">
          <table:table-cell table:style-name="Tableau12.A15" office:value-type="float" office:value="14">
            <text:p text:style-name="P71">14</text:p>
          </table:table-cell>
          <table:table-cell table:style-name="Tableau12.B20" office:value-type="string">
            <text:p text:style-name="P71">Erreur</text:p>
          </table:table-cell>
          <table:table-cell table:style-name="Tableau12.C20" office:value-type="string">
            <text:p text:style-name="P71">Le serveur de configuration ne répond pas (&lt;URL du serveur&gt;)</text:p>
          </table:table-cell>
        </table:table-row>
        <table:table-row table:style-name="Tableau12.1">
          <table:table-cell table:style-name="Tableau12.A16" office:value-type="float" office:value="15">
            <text:p text:style-name="P71">15</text:p>
          </table:table-cell>
          <table:table-cell table:style-name="Tableau12.B20" office:value-type="string">
            <text:p text:style-name="P71">Information</text:p>
          </table:table-cell>
          <table:table-cell table:style-name="Tableau12.C20" office:value-type="string">
            <text:p text:style-name="P71">Mise a jour des configurations : &lt;X&gt; ajouts, &lt;Y&gt; modifications, &lt;Z&gt; désactivations</text:p>
          </table:table-cell>
        </table:table-row>
        <table:table-row table:style-name="Tableau12.1">
          <table:table-cell table:style-name="Tableau12.A20" office:value-type="string">
            <text:p text:style-name="P71">16</text:p>
          </table:table-cell>
          <table:table-cell table:style-name="Tableau12.B20" office:value-type="string">
            <text:p text:style-name="P71">Information</text:p>
          </table:table-cell>
          <table:table-cell table:style-name="Tableau12.C20" office:value-type="string">
            <text:p text:style-name="P71">Une procédure de secours a été demandée par l'utilisateur</text:p>
          </table:table-cell>
        </table:table-row>
        <table:table-row table:style-name="Tableau12.1">
          <table:table-cell table:style-name="Tableau12.A20" office:value-type="string">
            <text:p text:style-name="P71">17</text:p>
          </table:table-cell>
          <table:table-cell table:style-name="Tableau12.B20" office:value-type="string">
            <text:p text:style-name="P71">Information</text:p>
          </table:table-cell>
          <table:table-cell table:style-name="Tableau12.C20" office:value-type="string">
            <text:p text:style-name="P71">La procédure de secours a réussi</text:p>
          </table:table-cell>
        </table:table-row>
        <table:table-row table:style-name="Tableau12.1">
          <table:table-cell table:style-name="Tableau12.A20" office:value-type="string">
            <text:p text:style-name="P71">18</text:p>
          </table:table-cell>
          <table:table-cell table:style-name="Tableau12.B20" office:value-type="string">
            <text:p text:style-name="P71">Erreur</text:p>
          </table:table-cell>
          <table:table-cell table:style-name="Tableau12.C20" office:value-type="string">
            <text:p text:style-name="P71">La procédure de secours a échoué</text:p>
          </table:table-cell>
        </table:table-row>
        <table:table-row table:style-name="Tableau12.1">
          <table:table-cell table:style-name="Tableau12.A20" office:value-type="string">
            <text:p text:style-name="P72">19</text:p>
          </table:table-cell>
          <table:table-cell table:style-name="Tableau12.B20" office:value-type="string">
            <text:p text:style-name="P86">Information</text:p>
          </table:table-cell>
          <table:table-cell table:style-name="Tableau12.C20" office:value-type="string">
            <text:p text:style-name="P82">Changement du mot de passe de l'application <text:span text:style-name="T34">&lt;X&gt;</text:span> pour le compte <text:span text:style-name="T34">&lt;Y&gt;</text:span></text:p>
          </table:table-cell>
        </table:table-row>
      </table:table>
      <text:p text:style-name="Standard"><text:span text:style-name="Strong_20_Emphasis"><text:span text:style-name="T7"/></text:span></text:p>
      <text:p text:style-name="Standard">Les événements tracés par l'outil de réinitialisation <text:span text:style-name="T17">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3">Identifiant</text:p>
            </table:table-cell>
            <table:table-cell table:style-name="Tableau14.A1" office:value-type="string">
              <text:p text:style-name="P33">Type</text:p>
            </table:table-cell>
            <table:table-cell table:style-name="Tableau14.C1" office:value-type="string">
              <text:p text:style-name="P33">Message</text:p>
            </table:table-cell>
          </table:table-row>
        </table:table-header-rows>
        <table:table-row table:style-name="Tableau14.1">
          <table:table-cell table:style-name="Tableau14.A2" office:value-type="float" office:value="1">
            <text:p text:style-name="P71">1</text:p>
          </table:table-cell>
          <table:table-cell table:style-name="Tableau14.B4" office:value-type="string">
            <text:p text:style-name="P71">Information</text:p>
          </table:table-cell>
          <table:table-cell table:style-name="Tableau14.C4" office:value-type="string">
            <text:p text:style-name="P71">Démarrage de l'outil swSSORecover.exe</text:p>
          </table:table-cell>
        </table:table-row>
        <table:table-row table:style-name="Tableau14.1">
          <table:table-cell table:style-name="Tableau14.A3" office:value-type="float" office:value="2">
            <text:p text:style-name="P71">2</text:p>
          </table:table-cell>
          <table:table-cell table:style-name="Tableau14.B4" office:value-type="string">
            <text:p text:style-name="P71">Information</text:p>
          </table:table-cell>
          <table:table-cell table:style-name="Tableau14.C4" office:value-type="string">
            <text:p text:style-name="P71">Arrêt de l'outil swSSORecover.exe</text:p>
          </table:table-cell>
        </table:table-row>
        <table:table-row table:style-name="Tableau14.1">
          <table:table-cell table:style-name="Tableau14.A4" office:value-type="float" office:value="3">
            <text:p text:style-name="P71">3</text:p>
          </table:table-cell>
          <table:table-cell table:style-name="Tableau14.B4" office:value-type="string">
            <text:p text:style-name="P71">Information</text:p>
          </table:table-cell>
          <table:table-cell table:style-name="Tableau14.C4" office:value-type="string">
            <text:p text:style-name="P71">Nouvelle clé importée : &lt;IDENTIFIANT DE LA CLE&gt;</text:p>
          </table:table-cell>
        </table:table-row>
        <table:table-row table:style-name="Tableau14.1">
          <table:table-cell table:style-name="Tableau14.A5" office:value-type="float" office:value="4">
            <text:p text:style-name="P71">4</text:p>
          </table:table-cell>
          <table:table-cell table:style-name="Tableau14.B6" office:value-type="string">
            <text:p text:style-name="P71">Avertissement</text:p>
          </table:table-cell>
          <table:table-cell table:style-name="Tableau14.C6" office:value-type="string">
            <text:p text:style-name="P71">Échec d'ouverture du keystore : mot de passe incorrect</text:p>
          </table:table-cell>
        </table:table-row>
        <table:table-row table:style-name="Tableau14.1">
          <table:table-cell table:style-name="Tableau14.A6" office:value-type="float" office:value="5">
            <text:p text:style-name="P71">5</text:p>
          </table:table-cell>
          <table:table-cell table:style-name="Tableau14.B6" office:value-type="string">
            <text:p text:style-name="P71">Avertissement</text:p>
          </table:table-cell>
          <table:table-cell table:style-name="Tableau14.C6" office:value-type="string">
            <text:p text:style-name="P71">Échec d'import de la c<text:span text:style-name="T39">lé</text:span> &lt;IDENTIFIANT DE LA CLE&gt; : mot de passe incorrect</text:p>
          </table:table-cell>
        </table:table-row>
        <table:table-row table:style-name="Tableau14.1">
          <table:table-cell table:style-name="Tableau14.A7" office:value-type="float" office:value="6">
            <text:p text:style-name="P71">6</text:p>
          </table:table-cell>
          <table:table-cell table:style-name="Tableau14.B8" office:value-type="string">
            <text:p text:style-name="P71">Information</text:p>
          </table:table-cell>
          <table:table-cell table:style-name="Tableau14.C8" office:value-type="string">
            <text:p text:style-name="P71">Demande de recouvrement traitée pour l'utilisateur &lt;IDENTIFIANT <text:span text:style-name="T38">UTILISATEUR</text:span>&gt;</text:p>
          </table:table-cell>
        </table:table-row>
        <table:table-row table:style-name="Tableau14.1">
          <table:table-cell table:style-name="Tableau14.A8" office:value-type="string">
            <text:p text:style-name="P73">7</text:p>
          </table:table-cell>
          <table:table-cell table:style-name="Tableau14.B8" office:value-type="string">
            <text:p text:style-name="P73">Information</text:p>
          </table:table-cell>
          <table:table-cell table:style-name="Tableau14.C8" office:value-type="string">
            <text:p text:style-name="P73">Changement de mot de passe du keystore</text:p>
          </table:table-cell>
        </table:table-row>
      </table:table>
      <text:p text:style-name="Standard"><text:soft-page-break/><text:span text:style-name="Strong_20_Emphasis"><text:span text:style-name="T7">La configuration se fait sous la clé ci-dessous, pour l'ensemble des modules swSSO qui produisent des logs :</text:span></text:span></text:p>
      <text:p text:style-name="Standard"><text:span text:style-name="Strong_20_Emphasis"><text:span text:style-name="T6">HKEY_LOCAL_MACHINE\SOFTWARE\swSSO\EnterpriseOptions</text:span></text:span></text:p>
      <text:p text:style-name="Standard"><text:span text:style-name="Strong_20_Emphasis"><text:span text:style-name="T6"/></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9">Nom de la valeur</text:p>
            </table:table-cell>
            <table:table-cell table:style-name="Tableau11.A1" office:value-type="string">
              <text:p text:style-name="P29">Type</text:p>
            </table:table-cell>
            <table:table-cell table:style-name="Tableau11.A1" office:value-type="string">
              <text:p text:style-name="P29">Défaut</text:p>
            </table:table-cell>
            <table:table-cell table:style-name="Tableau11.D1" office:value-type="string">
              <text:p text:style-name="P29">Description</text:p>
            </table:table-cell>
          </table:table-row>
        </table:table-header-rows>
        <table:table-row table:style-name="Tableau11.2">
          <table:table-cell table:style-name="Tableau11.A4" office:value-type="string">
            <text:p text:style-name="P55">LogLevel<text:tab/></text:p>
            <text:p text:style-name="Tableau_20__28_normal_29_"><text:tab/><text:tab/></text:p>
          </table:table-cell>
          <table:table-cell table:style-name="Tableau11.B4" office:value-type="string">
            <text:p text:style-name="P55">DWORD</text:p>
          </table:table-cell>
          <table:table-cell table:style-name="Tableau11.C2" office:value-type="float" office:value="0">
            <text:p text:style-name="P60">0</text:p>
          </table:table-cell>
          <table:table-cell table:style-name="Tableau11.D4" office:value-type="string">
            <text:p text:style-name="P55">0 : pas de log</text:p>
            <text:p text:style-name="P55">1 : erreurs seulement</text:p>
            <text:p text:style-name="P55">2 : 1 + avertissements</text:p>
            <text:p text:style-name="P55">3 : 2 + log des authentifications secondaires sur les configurations managées uniquement (celles récupérées depuis le serveur)</text:p>
            <text:p text:style-name="P55">4 : 3 + log des authentifications secondaires sur les configurations créées par l'utilisateur</text:p>
          </table:table-cell>
        </table:table-row>
        <table:table-row table:style-name="Tableau11.2">
          <table:table-cell table:style-name="Tableau11.A4" office:value-type="string">
            <text:p text:style-name="P55">LogFileName</text:p>
          </table:table-cell>
          <table:table-cell table:style-name="Tableau11.B4" office:value-type="string">
            <text:p text:style-name="P55">Chaîne</text:p>
          </table:table-cell>
          <table:table-cell table:style-name="Tableau11.C3" office:value-type="string">
            <text:p text:style-name="P60">-</text:p>
          </table:table-cell>
          <table:table-cell table:style-name="Tableau11.D4" office:value-type="string">
            <text:p text:style-name="P55">Chemin complet du fichier de log. Si non renseigné, pas de log fichier.</text:p>
          </table:table-cell>
        </table:table-row>
        <table:table-row table:style-name="Tableau11.2">
          <table:table-cell table:style-name="Tableau11.A4" office:value-type="string">
            <text:p text:style-name="P55">WindowsEventLog</text:p>
          </table:table-cell>
          <table:table-cell table:style-name="Tableau11.B4" office:value-type="string">
            <text:p text:style-name="P55">DWORD</text:p>
          </table:table-cell>
          <table:table-cell table:style-name="Tableau11.C4" office:value-type="float" office:value="0">
            <text:p text:style-name="P60">0</text:p>
          </table:table-cell>
          <table:table-cell table:style-name="Tableau11.D4" office:value-type="string">
            <text:p text:style-name="P55">Génération des logs dans le journal d'événements Windows.</text:p>
          </table:table-cell>
        </table:table-row>
      </table:table>
      <text:p text:style-name="P90"/>
      <text:p text:style-name="P42"><text:span text:style-name="T29">Afin que les messages soient correctement affichés dans le journal d'événements de Windows, vous devez également créer l</text:span><text:span text:style-name="T30">a clé swSSO avec les valeurs </text:span><text:span text:style-name="T29">suivantes :</text:span></text:p>
      <text:p text:style-name="P41">[HKEY_LOCAL_MACHINE\SYSTEM\CurrentControlSet\services\eventlog\Application\swSSO]</text:p>
      <text:p text:style-name="P91">"EventMessageFile"="c:<text:a xlink:type="simple" xlink:href="file://swsso//swsso.exe">\\swsso\\swsso.exe</text:a>" <text:span text:style-name="T28">(remplacer par le chemin complet d'installation de swsso.exe)</text:span></text:p>
      <text:p text:style-name="P91">"TypesSupported"=dword:00000007</text:p>
      <text:p text:style-name="P43"/>
      <text:h text:style-name="P106" text:outline-level="2"/>
      <text:h text:style-name="P105"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6">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87">6 : 5 + mots de passe</text:p>
          </table:table-cell>
        </table:table-row>
      </table:table>
      <text:p text:style-name="P11"/>
      <text:p text:style-name="P92">Attention : au niveau 6, les mots de passe sont inscrits en clair dans le fichier traces ! Utilisez toujours le niveau 5 pour les traces à envoyer au support.</text:p>
      <text:h text:style-name="P98" text:outline-level="2"><text:bookmark-start text:name="__RefHeading__2947_1938534605"/>Statistiques<text:bookmark-end text:name="__RefHeading__2947_1938534605"/></text:h>
      <text:p text:style-name="P45">swSSO peut générer un fichier de statistique local nommé swsso.stat, reprenant le nom du fichier swsso.ini de l'utilisateur avec l'extension .stat en remplacement de l'extension .ini. Le fichier généré est un fichier CSV au format suivant :</text:p>
      <text:p text:style-name="P94">USERNAME;COMPUTERNAME;date dernière connexion réussie AAAAMMJJ;nb d'applications actives;nbsssoréalisés</text:p>
      <text:p text:style-name="P44"><text:span text:style-name="Strong_20_Emphasis"><text:span text:style-name="T7">La configuration se fait sous la clé ci-dessous :</text:span></text:span></text:p>
      <text:p text:style-name="P44"><text:span text:style-name="Strong_20_Emphasis"><text:span text:style-name="T6">HKEY_LOCAL_MACHINE\SOFTWARE\swSSO\EnterpriseOptions</text:span></text:span></text:p>
      <text:p text:style-name="P44"><text:span text:style-name="Strong_20_Emphasis"><text:span text:style-name="T6"/></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30">Nom de la valeur</text:p>
            </table:table-cell>
            <table:table-cell table:style-name="Tableau15.A1" office:value-type="string">
              <text:p text:style-name="P30">Type</text:p>
            </table:table-cell>
            <table:table-cell table:style-name="Tableau15.A1" office:value-type="string">
              <text:p text:style-name="P30">Défaut</text:p>
            </table:table-cell>
            <table:table-cell table:style-name="Tableau15.D1" office:value-type="string">
              <text:p text:style-name="P30">Description</text:p>
            </table:table-cell>
          </table:table-row>
        </table:table-header-rows>
        <table:table-row table:style-name="Tableau15.2">
          <table:table-cell table:style-name="Tableau15.A2" office:value-type="string">
            <text:p text:style-name="P84">Stat</text:p>
            <text:p text:style-name="P83"><text:tab/><text:tab/></text:p>
          </table:table-cell>
          <table:table-cell table:style-name="Tableau15.B2" office:value-type="string">
            <text:p text:style-name="P58">DWORD</text:p>
          </table:table-cell>
          <table:table-cell table:style-name="Tableau15.C2" office:value-type="float" office:value="0">
            <text:p text:style-name="P61">0</text:p>
          </table:table-cell>
          <table:table-cell table:style-name="Tableau15.D2" office:value-type="string">
            <text:p text:style-name="P84">Génère (1) / ne génère pas (0) de fichier de statistiques</text:p>
            <text:p text:style-name="P67">Disponible à partir de la version v0.9<text:span text:style-name="T4">9</text:span>.</text:p>
          </table:table-cell>
        </table:table-row>
      </table:table>
      <text:p text:style-name="P93"/>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0619724" text:continue-numbering="true" text:style-name="WW8Num1">
        <text:list-item>
          <text:p text:style-name="P117"><text:span text:style-name="T17">Gérer mes domaines : </text:span><text:span text:style-name="T18">permet de gérer les configurations, les catégories et les logs de chacun des domaines (voir ci-dessous).</text:span></text:p>
        </text:list-item>
        <text:list-item>
          <text:p text:style-name="P116"><text:span text:style-name="T17">Ajouter ou supprimer un domaine :</text:span><text:span text:style-name="T18"> permet de consulter la liste des domaines et d'en ajouter/supprimer. Par défaut, un domaine unique existe (dénommé « Commun »).</text:span></text:p>
        </text:list-item>
        <text:list-item>
          <text:p text:style-name="P119"><text:span text:style-name="T17">Statistiques : </text:span><text:span text:style-name="T18">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119"><text:span text:style-name="T17">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0624630" text:continue-numbering="true" text:style-name="WW8Num1">
        <text:list-header>
          <text:p text:style-name="P117"><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117"><text:span text:style-name="T17">Configurations actives</text:span> : présentation de la liste des configurations actives du domaine, avec l’ensemble de leurs caractéristiques. Vous pourrez, à partir de la liste présentée, archiver des configurations. Si vous avez choisi l’option <text:span text:style-name="T25">DisableArchivedConfigsAtStart</text:span>, les configurations archivées seront automatiquement désactivées côté client au prochain lancement de swSSO.</text:p>
        </text:list-item>
        <text:list-item>
          <text:p text:style-name="P117"><text:span text:style-name="T17">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117"><text:span text:style-name="T17">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118"><text:span text:style-name="T17">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119"><text:span text:style-name="T17">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103"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4">/*--------------------------------------------------------------------------</text:p>
      <text:p text:style-name="P24">OPTIONS</text:p>
      <text:p text:style-name="P24">---------------------------------------------------------------------------*/</text:p>
      <text:p text:style-name="P20">define("_SHOWMENU_","TRUE"); // TRUE|FALSE (affichage menu autorise / interdit)</text:p>
      <text:p text:style-name="P20">define("_MENUSUFFIX_","xxx"); // "protection" de l'URL presentant le menu</text:p>
      <text:p text:style-name="P20">define("_READSUFFIX_","yyy"); // "protection" des URLs permettant la lecture<text:line-break/> <text:s text:c="33"/>de la base</text:p>
      <text:p text:style-name="P20">define("_WRITESUFFIX_","zzz"); // "protection" des URLs permettant la<text:line-break/> <text:s text:c="34"/>modification de la base</text:p>
      <text:p text:style-name="P11">Explication :</text:p>
      <text:list xml:id="list40644600" text:continue-numbering="true" text:style-name="WW8Num1">
        <text:list-item>
          <text:p text:style-name="P11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114">_MENUSUFFIX_ : protège l’URL menu (voir ci-dessous).</text:p>
        </text:list-item>
        <text:list-item>
          <text:p text:style-name="P114">_READSUFFIX_ : protège les URLs showall, showold, showlogs et showcategories (voir ci-dessous).</text:p>
        </text:list-item>
        <text:list-item>
          <text:p text:style-name="P114">_WRITESUFFIX_ : protège les URLS deletelogs, archiveconfig, deleteconfig et deletecateg (voir ci-dessous).</text:p>
          <text:p text:style-name="P120">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120">Par exemple, si vous définissez _MENUSUFFIX_ à "abc123", vous devrez saisir l’URL : </text:p>
          <text:p text:style-name="P120">http://&lt;adresse sur serveur/admin.php?action=menuabc123</text:p>
          <text:p text:style-name="P120">au lieu de :</text:p>
          <text:p text:style-name="P120">http://&lt;adresse sur serveur/admin.php?action=menu</text:p>
        </text:list-item>
      </text:list>
      <text:h text:style-name="P107"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4">/*--------------------------------------------------------------------------</text:p>
      <text:p text:style-name="P24">OPTIONS</text:p>
      <text:p text:style-name="P24">---------------------------------------------------------------------------*/</text:p>
      <text:p text:style-name="P20">define("_LOGS_","TRUE"); <text:s/>// TRUE | FALSE (génère des logs a chaque getconfig)</text:p>
      <text:p text:style-name="P20">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0630331" text:continue-numbering="true" text:style-name="WW8Num1">
        <text:list-item>
          <text:list>
            <text:list-header>
              <text:p text:style-name="P109">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3">/*---------------------------------------------------------------------------</text:p>
      <text:p text:style-name="P23">CHIFFREMENT DES COLONNES titre, url, szName et szFullPathName</text:p>
      <text:p text:style-name="P23">----------------------------------------------------------------------------*/</text:p>
      <text:p text:style-name="P19">define("_ENCRYPT_","FALSE"); <text:s text:c="5"/>// TRUE | FALSE (chiffre / ne chiffre pas)</text:p>
      <text:p text:style-name="P19">define("_AESPWD_","my password"); // Mot de passe pour chiffrement</text:p>
      <text:p text:style-name="P11"/>
      <text:p text:style-name="P11">Si vous souhaitez activer le chiffrement, vous devez :</text:p>
      <text:list xml:id="list40627876"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4">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0643599"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6"/>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6">HKEY_LOCAL_MACHINE\SOFTWARE\swSSO\GlobalPolicy :</text:span></text:span></text:p>
      <text:p text:style-name="P26"/>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9">Nom de la valeur</text:p>
            </table:table-cell>
            <table:table-cell table:style-name="Tableau13.A1" office:value-type="string">
              <text:p text:style-name="P29">Type</text:p>
            </table:table-cell>
            <table:table-cell table:style-name="Tableau13.C1" office:value-type="string">
              <text:p text:style-name="P29">Valeur</text:p>
            </table:table-cell>
          </table:table-row>
        </table:table-header-rows>
        <table:table-row table:style-name="Tableau13.2">
          <table:table-cell table:style-name="Tableau13.A2" office:value-type="string">
            <text:p text:style-name="P55">PasswordChoiceLevel</text:p>
          </table:table-cell>
          <table:table-cell table:style-name="Tableau13.B2" office:value-type="string">
            <text:p text:style-name="P55">DWORD</text:p>
          </table:table-cell>
          <table:table-cell table:style-name="Tableau13.C2" office:value-type="string">
            <text:p text:style-name="P55">4</text:p>
          </table:table-cell>
        </table:table-row>
      </table:table>
      <text:p text:style-name="Standard">Ainsi, au 1<text:span text:style-name="T24">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0642379"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40639186"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0620415"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40629998"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40628914"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40641029"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113"/>
      <text:list xml:id="list40646735"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40641787"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40647649"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0623676"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4">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5"/>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4"/>
      <text:p text:style-name="P34">2) Import de la clé privée dans l'outil de réinitialisation de mot de passe (swSSORecover.exe)</text:p>
      <text:p text:style-name="Standard">Au premier lancement de swSSORecover.exe, l'opérateur du support doit :</text:p>
      <text:list xml:id="list40634641"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121"/>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4">3) Déploiement de la clé publique sur les postes de travail</text:p>
      <text:p text:style-name="P39">La clé privée est packagée dans un fichier .reg par l'outil swSSOGenKey.exe, permettant sa diffusion sur les postes de travail. Le format du fichier est le suivant :</text:p>
      <text:p text:style-name="P40">Windows Registry Editor Version 5.00</text:p>
      <text:p text:style-name="P89">[HKEY_LOCAL_MACHINE\SOFTWARE\swSSO\EnterpriseOptions]</text:p>
      <text:p text:style-name="P89">"RecoveryKeyId"=dword:00000001</text:p>
      <text:p text:style-name="P89">"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40615465"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oft-page-break/><text:span text:style-name="Strong_20_Emphasis"><text:span text:style-name="T14">Configuration d'une politique de mot de passe sur l'outil de swSSORecover</text:span></text:span><text:bookmark-end text:name="__RefHeading__6127_1958770156"/></text:h>
      <text:p text:style-name="Standard"><text:span text:style-name="Strong_20_Emphasis"><text:span text:style-name="T9">La configuration </text:span></text:span><text:span text:style-name="Strong_20_Emphasis"><text:span text:style-name="T10">se fait sous la clé suivante :</text:span></text:span></text:p>
      <text:p text:style-name="P49"><text:span text:style-name="Strong_20_Emphasis"><text:span text:style-name="T6">HKEY_LOCAL_MACHINE\SOFTWARE\swSSO\</text:span></text:span><text:span text:style-name="Strong_20_Emphasis"><text:span text:style-name="T15">Recover</text:span></text:span><text:span text:style-name="Strong_20_Emphasis"><text:span text:style-name="T6">Policy</text:span></text:span></text:p>
      <text:p text:style-name="P50"><text:span text:style-name="Strong_20_Emphasis"><text:span text:style-name="T10">Les valeurs à configurer sont les mêmes que pour swSSO, voir §</text:span></text:span><text:span text:style-name="Strong_20_Emphasis"><text:span text:style-name="T10"><text:bookmark-ref text:reference-format="chapter" text:ref-name="__RefHeading__7431_675463258">3.3</text:bookmark-ref></text:span></text:span><text:span text:style-name="Strong_20_Emphasis"><text:span text:style-name="T10">, </text:span></text:span><text:span text:style-name="Strong_20_Emphasis"><text:span text:style-name="T11">à l'exception des valeurs MinAge et MaxAge qui ne sont pas implémentées.</text:span></text:span></text:p>
      <text:h text:style-name="P99" text:outline-level="2"><text:span text:style-name="Strong_20_Emphasis"><text:span text:style-name="T16">Changement du mot de passe</text:span></text:span></text:h>
      <text:p text:style-name="P51"><text:span text:style-name="Strong_20_Emphasis"><text:span text:style-name="T16"/></text:span></text:p>
      <text:h text:style-name="P97" text:outline-level="1"><text:bookmark-start text:name="__RefHeading__2949_1938534605"/>Assistance au changement de mot de passe d'une application<text:bookmark-end text:name="__RefHeading__2949_1938534605"/></text:h>
      <text:p text:style-name="P47"/>
      <text:p text:style-name="P48"><text:span text:style-name="T35">Avertissement : </text:span><text:span text:style-name="T20">cette fonctionnalité </text:span><text:span text:style-name="T21">expérimentale </text:span><text:span text:style-name="T20">consiste uniquement en une assistance et ne se substitue pas à l'utilisateur pour la réalisation du changement du mot de passe d'une application. </text:span><text:span text:style-name="T21">Par ailleurs elle se base sur l'hypothèse qu'elle est déclenchée suite à une authentification réalisée par swSSO : typiquement lorsque, à la suite d'une authentification réussie, une application impose un changement de mot de passe à l'utilisateur (mot de passe expiré).</text:span></text:p>
      <text:p text:style-name="P47">Pour activer le menu permettant à l'utilisateur d'accéder à l'assistance au changement de mot de passe d'une application, positionner la clé suivante :</text:p>
      <text:p text:style-name="P46"><text:span text:style-name="Strong_20_Emphasis"><text:span text:style-name="T13">HKLM\SOFTWARE\swSSO\GlobalPolicy : </text:span></text:span><text:span text:style-name="Strong_20_Emphasis"><text:span text:style-name="T8">ShowChangeAppPwdMenu = 1</text:span></text:span></text:p>
      <text:p text:style-name="P47"><text:span text:style-name="T36">L</text:span>e fonctionnement <text:span text:style-name="T36">est le suivant</text:span> :</text:p>
      <text:list xml:id="list40631484" text:style-name="L1">
        <text:list-item>
          <text:p text:style-name="P110">swSSO réalise l'authentification sur une application : celle-ci demande à l'utilisateur de changer son mot de passe qui a expiré.</text:p>
        </text:list-item>
        <text:list-item>
          <text:p text:style-name="P110">L'utilisateur fait clic-droit sur l'icône swSSO et choisit le nouveau menu « Changer le mot de passe de cette application »</text:p>
        </text:list-item>
        <text:list-item>
          <text:p text:style-name="P110">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110">swSSO stocke l'ancien mot de passe dans le presse papier et affiche un message à l'utilisateur lui expliquant qu'il peut coller son ancien mot de passe dans l'application si celle-ci lui demande et que la saisie n'a pas été faite par swSSO :</text:p>
          <text:p text:style-name="P110"/>
          <text:p text:style-name="P110"><draw:frame draw:style-name="fr4" draw:name="images16" text:anchor-type="paragraph" svg:width="7.999cm" svg:height="3.35cm" draw:z-index="19"><draw:image xlink:href="Pictures/10000000000001A5000000B00A5A7C0A.png" xlink:type="simple" xlink:show="embed" xlink:actuate="onLoad"/></draw:frame></text:p>
        </text:list-item>
        <text:list-item>
          <text:p text:style-name="P111">Lorsque l'utilisateur ferme ce message, une nouvelle fenêtre s'affiche. Dans cette fenêtre, l'utilisateur est invité à définir son nouveau mot de passe pour l'application, puis peut ensuite cliquer sur le bouton copier pour mettre ce nouveau mot de passe dans le presse-papier et ainsi le coller facilement dans les champs de saisie de nouveau mot de passe de l'application. Une fois que l'application a accepté le changement de mot de passe, l'utilisateur clique sur Enregistrer pour mettre en coffre son nouveau mot de passe dans swSSO.</text:p>
          <text:p text:style-name="P111"/>
          <text:p text:style-name="P111"><draw:frame draw:style-name="fr6" draw:name="images17" text:anchor-type="paragraph" svg:width="7.999cm" svg:height="3.551cm" draw:z-index="20"><draw:image xlink:href="Pictures/10000000000001B0000000C0D1AA654A.png" xlink:type="simple" xlink:show="embed" xlink:actuate="onLoad"/></draw:frame></text:p>
        </text:list-item>
        <text:list-item>
          <text:p text:style-name="P111"><text:soft-page-break/>Un message de confirmation s'affiche alors, afin d'obtenir la confirmation de l'utilisateur avant de remplacer son ancien mot de passe par le nouveau dans le coffre :</text:p>
          <text:p text:style-name="P111"/>
          <text:p text:style-name="P112"><draw:frame draw:style-name="fr4" draw:name="images18" text:anchor-type="paragraph" svg:width="7.999cm" svg:height="2.919cm" draw:z-index="21"><draw:image xlink:href="Pictures/10000000000001B00000009E87100039.png" xlink:type="simple" xlink:show="embed" xlink:actuate="onLoad"/></draw:frame></text:p>
        </text:list-item>
      </text:list>
      <text:p text:style-name="P47">Pour activer ou désactiver la saisie à l'aveugle de l'ancien mot de passe, positionner la clé suivante :</text:p>
      <text:p text:style-name="P46"><text:span text:style-name="Strong_20_Emphasis"><text:span text:style-name="T13">HKLM\SOFTWARE\swSSO\GlobalPolicy : </text:span></text:span><text:span text:style-name="Strong_20_Emphasis"><text:span text:style-name="T8">OldPwdAutoFill = 0 (désactivé) ou 1 (activé)</text:spa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style:contextual-spacing="false"/>
      <style:text-properties style:font-name="Courier New1" fo:font-size="10pt" style:font-name-asian="NSimSun" style:font-size-asian="10pt" style:font-name-complex="Courier New1"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2dd432" style:font-size-asian="8pt" style:font-size-complex="8pt"/>
    </style:style>
    <style:style style:name="MT4" style:family="text">
      <style:text-properties officeooo:rsid="0016d852"/>
    </style:style>
    <style:style style:name="MT5" style:family="text">
      <style:text-properties officeooo:rsid="00238981"/>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1</text:span><text:span text:style-name="MT1"> - Guide d’administration<text:tab/></text:span><text:span text:style-name="MT1"><text:page-number text:select-page="current">32</text:page-number></text:span><text:span text:style-name="MT1">/</text:span><text:span text:style-name="MT1"><text:page-count style:num-format="1">3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4</text:span> – Sylvain Werdefroy<text:tab/><text:tab/>rev <text:span text:style-name="MT5">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5-24T20:47:47.52</dc:date>
    <meta:print-date>2010-09-15T09:24:00</meta:print-date>
    <meta:editing-cycles>472</meta:editing-cycles>
    <meta:editing-duration>P1DT11H46M26S</meta:editing-duration>
    <meta:generator>LibreOffice/3.6$Windows_x86 LibreOffice_project/5b93205-6e6b3fc-7830f6d-c08ad66-1d9bf4</meta:generator>
    <dc:title>swSSO - Guide d'administration</dc:title>
    <meta:document-statistic meta:table-count="15" meta:image-count="18" meta:object-count="0" meta:page-count="34" meta:paragraph-count="849" meta:word-count="8413" meta:character-count="55853" meta:non-whitespace-character-count="48283"/>
  </office:meta>
</office:document-meta>
</file>